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76200" table:style-name="ce30">
            <text:p>976.2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27910" table:style-name="ce30">
            <text:p>19.027.910</text:p>
          </table:table-cell>
          <table:table-cell office:value-type="float" office:value="18307581" table:style-name="ce30">
            <text:p>18.307.581</text:p>
          </table:table-cell>
          <table:table-cell office:value-type="percentage" office:value="0.96209999999999996" table:style-name="ce31">
            <text:p>96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49930" table:style-name="ce33">
            <text:p>149.930</text:p>
          </table:table-cell>
          <table:table-cell office:value-type="float" office:value="383040" table:style-name="ce33">
            <text:p>383.04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064" table:style-name="ce33">
            <text:p>3.164.064</text:p>
          </table:table-cell>
          <table:table-cell office:value-type="float" office:value="2916180" table:style-name="ce33">
            <text:p>2.916.180</text:p>
          </table:table-cell>
          <table:table-cell office:value-type="percentage" office:value="0.92169999999999996" table:style-name="ce34">
            <text:p>92,1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586237" table:style-name="ce33">
            <text:p>2.586.237</text:p>
          </table:table-cell>
          <table:table-cell office:value-type="percentage" office:value="0.92930000000000001" table:style-name="ce34">
            <text:p>92,9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2052" table:style-name="ce33">
            <text:p>1.292.052</text:p>
          </table:table-cell>
          <table:table-cell office:value-type="float" office:value="99050" table:style-name="ce33">
            <text:p>99.050</text:p>
          </table:table-cell>
          <table:table-cell office:value-type="float" office:value="253440" table:style-name="ce33">
            <text:p>253.440</text:p>
          </table:table-cell>
          <table:table-cell office:value-type="float" office:value="433490" table:style-name="ce33">
            <text:p>433.4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5672" table:style-name="ce33">
            <text:p>2.375.672</text:p>
          </table:table-cell>
          <table:table-cell office:value-type="float" office:value="2193219" table:style-name="ce33">
            <text:p>2.193.219</text:p>
          </table:table-cell>
          <table:table-cell office:value-type="percentage" office:value="0.92320000000000002" table:style-name="ce34">
            <text:p>92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0540" table:style-name="ce33">
            <text:p>230.5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8128" table:style-name="ce33">
            <text:p>5.098.128</text:p>
          </table:table-cell>
          <table:table-cell office:value-type="float" office:value="4375718" table:style-name="ce33">
            <text:p>4.375.718</text:p>
          </table:table-cell>
          <table:table-cell office:value-type="percentage" office:value="0.85829999999999995" table:style-name="ce34">
            <text:p>85,8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58049" table:style-name="ce33">
            <text:p>1.358.049</text:p>
          </table:table-cell>
          <table:table-cell office:value-type="percentage" office:value="0.93220000000000003" table:style-name="ce34">
            <text:p>93,2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653" table:style-name="ce33">
            <text:p>4.084.653</text:p>
          </table:table-cell>
          <table:table-cell office:value-type="float" office:value="281660" table:style-name="ce33">
            <text:p>281.660</text:p>
          </table:table-cell>
          <table:table-cell office:value-type="float" office:value="852480" table:style-name="ce33">
            <text:p>852.480</text:p>
          </table:table-cell>
          <table:table-cell office:value-type="float" office:value="691580" table:style-name="ce33">
            <text:p>691.58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77178" table:style-name="ce33">
            <text:p>6.477.178</text:p>
          </table:table-cell>
          <table:table-cell office:value-type="float" office:value="5883198" table:style-name="ce33">
            <text:p>5.883.198</text:p>
          </table:table-cell>
          <table:table-cell office:value-type="percentage" office:value="0.9083" table:style-name="ce34">
            <text:p>90,83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58990" table:style-name="ce33">
            <text:p>258.99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2834" table:style-name="ce33">
            <text:p>5.082.834</text:p>
          </table:table-cell>
          <table:table-cell office:value-type="float" office:value="4344933" table:style-name="ce33">
            <text:p>4.344.933</text:p>
          </table:table-cell>
          <table:table-cell office:value-type="percentage" office:value="0.8548" table:style-name="ce34">
            <text:p>85,4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16014" table:style-name="ce33">
            <text:p>8.916.014</text:p>
          </table:table-cell>
          <table:table-cell office:value-type="float" office:value="508070" table:style-name="ce33">
            <text:p>508.0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85604" table:style-name="ce33">
            <text:p>16.185.604</text:p>
          </table:table-cell>
          <table:table-cell office:value-type="float" office:value="15392835" table:style-name="ce33">
            <text:p>15.392.835</text:p>
          </table:table-cell>
          <table:table-cell office:value-type="percentage" office:value="0.95099999999999996" table:style-name="ce34">
            <text:p>95,1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44670" table:style-name="ce33">
            <text:p>54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59032" table:style-name="ce33">
            <text:p>12.059.032</text:p>
          </table:table-cell>
          <table:table-cell office:value-type="float" office:value="10832979" table:style-name="ce33">
            <text:p>10.832.979</text:p>
          </table:table-cell>
          <table:table-cell office:value-type="percentage" office:value="0.89829999999999999" table:style-name="ce34">
            <text:p>89,8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56230" table:style-name="ce33">
            <text:p>156.23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5131" table:style-name="ce33">
            <text:p>2.645.131</text:p>
          </table:table-cell>
          <table:table-cell office:value-type="float" office:value="2538665" table:style-name="ce33">
            <text:p>2.538.665</text:p>
          </table:table-cell>
          <table:table-cell office:value-type="percentage" office:value="0.95979999999999999" table:style-name="ce34">
            <text:p>95,9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55800" table:style-name="ce33">
            <text:p>255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86134" table:style-name="ce33">
            <text:p>7.286.134</text:p>
          </table:table-cell>
          <table:table-cell office:value-type="float" office:value="6945229" table:style-name="ce33">
            <text:p>6.945.229</text:p>
          </table:table-cell>
          <table:table-cell office:value-type="percentage" office:value="0.95320000000000005" table:style-name="ce34">
            <text:p>95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340" table:style-name="ce33">
            <text:p>31.34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411" table:style-name="ce33">
            <text:p>772.411</text:p>
          </table:table-cell>
          <table:table-cell office:value-type="float" office:value="715152" table:style-name="ce33">
            <text:p>715.152</text:p>
          </table:table-cell>
          <table:table-cell office:value-type="percentage" office:value="0.92589999999999995" table:style-name="ce34">
            <text:p>92,5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7025" table:style-name="ce33">
            <text:p>9.317.025</text:p>
          </table:table-cell>
          <table:table-cell office:value-type="float" office:value="757500" table:style-name="ce33">
            <text:p>757.50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75" table:style-name="ce33">
            <text:p>15.299.275</text:p>
          </table:table-cell>
          <table:table-cell office:value-type="float" office:value="14306913" table:style-name="ce33">
            <text:p>14.306.913</text:p>
          </table:table-cell>
          <table:table-cell office:value-type="percentage" office:value="0.93510000000000004" table:style-name="ce34">
            <text:p>93,5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8800" table:style-name="ce33">
            <text:p>208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1085" table:style-name="ce33">
            <text:p>3.281.085</text:p>
          </table:table-cell>
          <table:table-cell office:value-type="float" office:value="3025507" table:style-name="ce33">
            <text:p>3.025.507</text:p>
          </table:table-cell>
          <table:table-cell office:value-type="percentage" office:value="0.92210000000000003" table:style-name="ce34">
            <text:p>92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59730" table:style-name="ce33">
            <text:p>59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247" table:style-name="ce33">
            <text:p>1.564.247</text:p>
          </table:table-cell>
          <table:table-cell office:value-type="float" office:value="1458148" table:style-name="ce33">
            <text:p>1.458.148</text:p>
          </table:table-cell>
          <table:table-cell office:value-type="percentage" office:value="0.93220000000000003" table:style-name="ce34">
            <text:p>93,2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53097" table:style-name="ce33">
            <text:p>4.853.097</text:p>
          </table:table-cell>
          <table:table-cell office:value-type="percentage" office:value="0.93159999999999998" table:style-name="ce34">
            <text:p>93,1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6910" table:style-name="ce33">
            <text:p>6.9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415" table:style-name="ce33">
            <text:p>183.415</text:p>
          </table:table-cell>
          <table:table-cell office:value-type="float" office:value="163826" table:style-name="ce33">
            <text:p>163.826</text:p>
          </table:table-cell>
          <table:table-cell office:value-type="percentage" office:value="0.89319999999999999" table:style-name="ce34">
            <text:p>89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353" table:style-name="ce33">
            <text:p>155.353</text:p>
          </table:table-cell>
          <table:table-cell office:value-type="percentage" office:value="0.872" table:style-name="ce34">
            <text:p>87,2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385" table:style-name="ce33">
            <text:p>208.385</text:p>
          </table:table-cell>
          <table:table-cell office:value-type="percentage" office:value="0.92410000000000003" table:style-name="ce34">
            <text:p>92,41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556" table:style-name="ce38">
            <text:p>13.556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027" table:style-name="ce41">
            <text:p>63.786.027</text:p>
          </table:table-cell>
          <table:table-cell office:value-type="float" office:value="4894920" table:style-name="ce41">
            <text:p>4.894.920</text:p>
          </table:table-cell>
          <table:table-cell office:value-type="float" office:value="13002108" table:style-name="ce41">
            <text:p>13.002.108</text:p>
          </table:table-cell>
          <table:table-cell office:value-type="float" office:value="17045790" table:style-name="ce42">
            <text:p>17.045.79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367915" table:style-name="ce45">
            <text:p>110.367.915</text:p>
          </table:table-cell>
          <table:table-cell office:value-type="float" office:value="102574756" table:style-name="ce45">
            <text:p>102.574.756</text:p>
          </table:table-cell>
          <table:table-cell office:value-type="percentage" office:value="0.9294" table:style-name="ce46">
            <text:p>92,94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19" table:style-name="ce51">
            <text:p>7.489.919</text:p>
          </table:table-cell>
          <table:table-cell office:value-type="float" office:value="7354210" table:style-name="ce51">
            <text:p>7.354.210</text:p>
          </table:table-cell>
          <table:table-cell office:value-type="percentage" office:value="1.8100000000000002E-2" table:style-name="ce31">
            <text:p>1,81%</text:p>
          </table:table-cell>
          <table:table-cell office:value-type="float" office:value="4268762" table:style-name="ce51">
            <text:p>4.268.762</text:p>
          </table:table-cell>
          <table:table-cell office:value-type="date" office:date-value="2022-11-16T00:00:00" table:style-name="ce52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704" table:style-name="ce53">
            <text:p>1.152.704</text:p>
          </table:table-cell>
          <table:table-cell office:value-type="float" office:value="1132768" table:style-name="ce53">
            <text:p>1.132.768</text:p>
          </table:table-cell>
          <table:table-cell office:value-type="percentage" office:value="1.7299999999999999E-2" table:style-name="ce34">
            <text:p>1,73%</text:p>
          </table:table-cell>
          <table:table-cell office:value-type="float" office:value="740805" table:style-name="ce53">
            <text:p>740.805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128" table:style-name="ce53">
            <text:p>930.128</text:p>
          </table:table-cell>
          <table:table-cell office:value-type="float" office:value="921032" table:style-name="ce53">
            <text:p>921.032</text:p>
          </table:table-cell>
          <table:table-cell office:value-type="percentage" office:value="9.7999999999999997E-3" table:style-name="ce34">
            <text:p>0,98%</text:p>
          </table:table-cell>
          <table:table-cell office:value-type="float" office:value="734715" table:style-name="ce53">
            <text:p>734.715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737" table:style-name="ce53">
            <text:p>929.737</text:p>
          </table:table-cell>
          <table:table-cell office:value-type="float" office:value="915125" table:style-name="ce53">
            <text:p>915.125</text:p>
          </table:table-cell>
          <table:table-cell office:value-type="percentage" office:value="1.5699999999999999E-2" table:style-name="ce34">
            <text:p>1,57%</text:p>
          </table:table-cell>
          <table:table-cell office:value-type="float" office:value="505092" table:style-name="ce53">
            <text:p>505.092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6660" table:style-name="ce53">
            <text:p>1.826.660</text:p>
          </table:table-cell>
          <table:table-cell office:value-type="float" office:value="1772642" table:style-name="ce53">
            <text:p>1.772.642</text:p>
          </table:table-cell>
          <table:table-cell office:value-type="percentage" office:value="2.9600000000000001E-2" table:style-name="ce34">
            <text:p>2,96%</text:p>
          </table:table-cell>
          <table:table-cell office:value-type="float" office:value="1033948" table:style-name="ce53">
            <text:p>1.033.948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01" table:style-name="ce53">
            <text:p>520.401</text:p>
          </table:table-cell>
          <table:table-cell office:value-type="float" office:value="516908" table:style-name="ce53">
            <text:p>516.908</text:p>
          </table:table-cell>
          <table:table-cell office:value-type="percentage" office:value="6.7000000000000002E-3" table:style-name="ce34">
            <text:p>0,67%</text:p>
          </table:table-cell>
          <table:table-cell office:value-type="float" office:value="366228" table:style-name="ce53">
            <text:p>366.228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560" table:style-name="ce53">
            <text:p>2.153.560</text:p>
          </table:table-cell>
          <table:table-cell office:value-type="float" office:value="2128880" table:style-name="ce53">
            <text:p>2.128.880</text:p>
          </table:table-cell>
          <table:table-cell office:value-type="percentage" office:value="1.15E-2" table:style-name="ce34">
            <text:p>1,15%</text:p>
          </table:table-cell>
          <table:table-cell office:value-type="float" office:value="1563487" table:style-name="ce53">
            <text:p>1.563.487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334" table:style-name="ce53">
            <text:p>1.770.334</text:p>
          </table:table-cell>
          <table:table-cell office:value-type="float" office:value="1720056" table:style-name="ce53">
            <text:p>1.720.056</text:p>
          </table:table-cell>
          <table:table-cell office:value-type="percentage" office:value="2.8400000000000002E-2" table:style-name="ce34">
            <text:p>2,84%</text:p>
          </table:table-cell>
          <table:table-cell office:value-type="float" office:value="1122190" table:style-name="ce53">
            <text:p>1.122.190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4800" table:style-name="ce53">
            <text:p>6.504.800</text:p>
          </table:table-cell>
          <table:table-cell office:value-type="float" office:value="6371373" table:style-name="ce53">
            <text:p>6.371.373</text:p>
          </table:table-cell>
          <table:table-cell office:value-type="percentage" office:value="2.0500000000000001E-2" table:style-name="ce34">
            <text:p>2,05%</text:p>
          </table:table-cell>
          <table:table-cell office:value-type="float" office:value="3961445" table:style-name="ce53">
            <text:p>3.961.445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114" table:style-name="ce53">
            <text:p>4.456.114</text:p>
          </table:table-cell>
          <table:table-cell office:value-type="float" office:value="4396937" table:style-name="ce53">
            <text:p>4.396.937</text:p>
          </table:table-cell>
          <table:table-cell office:value-type="percentage" office:value="1.3299999999999999E-2" table:style-name="ce34">
            <text:p>1,33%</text:p>
          </table:table-cell>
          <table:table-cell office:value-type="float" office:value="3039955" table:style-name="ce53">
            <text:p>3.039.955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151" table:style-name="ce53">
            <text:p>971.151</text:p>
          </table:table-cell>
          <table:table-cell office:value-type="float" office:value="953904" table:style-name="ce53">
            <text:p>953.904</text:p>
          </table:table-cell>
          <table:table-cell office:value-type="percentage" office:value="1.78E-2" table:style-name="ce34">
            <text:p>1,78%</text:p>
          </table:table-cell>
          <table:table-cell office:value-type="float" office:value="663425" table:style-name="ce53">
            <text:p>663.425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001" table:style-name="ce53">
            <text:p>2.485.001</text:p>
          </table:table-cell>
          <table:table-cell office:value-type="float" office:value="2460397" table:style-name="ce53">
            <text:p>2.460.397</text:p>
          </table:table-cell>
          <table:table-cell office:value-type="percentage" office:value="9.9000000000000008E-3" table:style-name="ce34">
            <text:p>0,99%</text:p>
          </table:table-cell>
          <table:table-cell office:value-type="float" office:value="2011376" table:style-name="ce53">
            <text:p>2.011.376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907" table:style-name="ce53">
            <text:p>284.907</text:p>
          </table:table-cell>
          <table:table-cell office:value-type="float" office:value="287176" table:style-name="ce53">
            <text:p>287.176</text:p>
          </table:table-cell>
          <table:table-cell office:value-type="percentage" office:value="0" table:style-name="ce34">
            <text:p>0,00%</text:p>
          </table:table-cell>
          <table:table-cell office:value-type="float" office:value="189578" table:style-name="ce53">
            <text:p>189.578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2569" table:style-name="ce53">
            <text:p>5.782.569</text:p>
          </table:table-cell>
          <table:table-cell office:value-type="float" office:value="5743107" table:style-name="ce53">
            <text:p>5.743.107</text:p>
          </table:table-cell>
          <table:table-cell office:value-type="percentage" office:value="6.7999999999999996E-3" table:style-name="ce34">
            <text:p>0,68%</text:p>
          </table:table-cell>
          <table:table-cell office:value-type="float" office:value="3559091" table:style-name="ce53">
            <text:p>3.559.091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181" table:style-name="ce53">
            <text:p>1.302.181</text:p>
          </table:table-cell>
          <table:table-cell office:value-type="float" office:value="1283561" table:style-name="ce53">
            <text:p>1.283.561</text:p>
          </table:table-cell>
          <table:table-cell office:value-type="percentage" office:value="1.43E-2" table:style-name="ce34">
            <text:p>1,43%</text:p>
          </table:table-cell>
          <table:table-cell office:value-type="float" office:value="723921" table:style-name="ce53">
            <text:p>723.921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089" table:style-name="ce53">
            <text:p>569.089</text:p>
          </table:table-cell>
          <table:table-cell office:value-type="float" office:value="564200" table:style-name="ce53">
            <text:p>564.200</text:p>
          </table:table-cell>
          <table:table-cell office:value-type="percentage" office:value="8.6E-3" table:style-name="ce34">
            <text:p>0,86%</text:p>
          </table:table-cell>
          <table:table-cell office:value-type="float" office:value="373853" table:style-name="ce53">
            <text:p>373.853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422" table:style-name="ce53">
            <text:p>1.956.422</text:p>
          </table:table-cell>
          <table:table-cell office:value-type="float" office:value="1922736" table:style-name="ce53">
            <text:p>1.922.736</text:p>
          </table:table-cell>
          <table:table-cell office:value-type="percentage" office:value="1.72E-2" table:style-name="ce34">
            <text:p>1,72%</text:p>
          </table:table-cell>
          <table:table-cell office:value-type="float" office:value="1256147" table:style-name="ce53">
            <text:p>1.256.147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684" table:style-name="ce53">
            <text:p>68.684</text:p>
          </table:table-cell>
          <table:table-cell office:value-type="float" office:value="65842" table:style-name="ce53">
            <text:p>65.842</text:p>
          </table:table-cell>
          <table:table-cell office:value-type="percentage" office:value="4.1399999999999999E-2" table:style-name="ce34">
            <text:p>4,14%</text:p>
          </table:table-cell>
          <table:table-cell office:value-type="float" office:value="44091" table:style-name="ce53">
            <text:p>44.091</text:p>
          </table:table-cell>
          <table:table-cell office:value-type="date" office:date-value="2022-11-18T00:00:00" table:style-name="ce54">
            <text:p>18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5" table:style-name="ce53">
            <text:p>66.605</text:p>
          </table:table-cell>
          <table:table-cell office:value-type="float" office:value="63346" table:style-name="ce53">
            <text:p>63.346</text:p>
          </table:table-cell>
          <table:table-cell office:value-type="percentage" office:value="4.8899999999999999E-2" table:style-name="ce34">
            <text:p>4,89%</text:p>
          </table:table-cell>
          <table:table-cell office:value-type="float" office:value="37280" table:style-name="ce53">
            <text:p>37.280</text:p>
          </table:table-cell>
          <table:table-cell office:value-type="date" office:date-value="2022-11-23T00:00:00" table:style-name="ce54">
            <text:p>2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4" table:style-name="ce53">
            <text:p>95.164</text:p>
          </table:table-cell>
          <table:table-cell office:value-type="float" office:value="94829" table:style-name="ce53">
            <text:p>94.829</text:p>
          </table:table-cell>
          <table:table-cell office:value-type="percentage" office:value="3.5000000000000001E-3" table:style-name="ce34">
            <text:p>0,35%</text:p>
          </table:table-cell>
          <table:table-cell office:value-type="float" office:value="51835" table:style-name="ce53">
            <text:p>51.835</text:p>
          </table:table-cell>
          <table:table-cell office:value-type="date" office:date-value="2022-11-14T00:00:00" table:style-name="ce54">
            <text:p>14/11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5" table:style-name="ce55">
            <text:p>8.125</text:p>
          </table:table-cell>
          <table:table-cell office:value-type="float" office:value="8143" table:style-name="ce55">
            <text:p>8.143</text:p>
          </table:table-cell>
          <table:table-cell office:value-type="percentage" office:value="0" table:style-name="ce39">
            <text:p>0,00%</text:p>
          </table:table-cell>
          <table:table-cell office:value-type="float" office:value="4133" table:style-name="ce55">
            <text:p>4.133</text:p>
          </table:table-cell>
          <table:table-cell office:value-type="date" office:date-value="2022-11-18T00:00:00" table:style-name="ce56">
            <text:p>18/11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24255" table:style-name="ce57">
            <text:p>41.324.255</text:p>
          </table:table-cell>
          <table:table-cell office:value-type="float" office:value="40677172" table:style-name="ce57">
            <text:p>40.677.172</text:p>
          </table:table-cell>
          <table:table-cell office:value-type="percentage" office:value="1.5699999999999999E-2" table:style-name="ce46">
            <text:p>1,57%</text:p>
          </table:table-cell>
          <table:table-cell office:value-type="float" office:value="26251357" table:style-name="ce57">
            <text:p>26.251.357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342" table:style-name="ce63">
            <text:p>7.047.342</text:p>
          </table:table-cell>
          <table:table-cell office:value-type="percentage" office:value="0.93899999999999995" table:style-name="ce64">
            <text:p>93,9%</text:p>
          </table:table-cell>
          <table:table-cell office:value-type="float" office:value="7037995" table:style-name="ce63">
            <text:p>7.037.995</text:p>
          </table:table-cell>
          <table:table-cell office:value-type="percentage" office:value="0.93700000000000006" table:style-name="ce64">
            <text:p>93,7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689" table:style-name="ce63">
            <text:p>1.098.689</text:p>
          </table:table-cell>
          <table:table-cell office:value-type="percentage" office:value="0.92400000000000004" table:style-name="ce64">
            <text:p>92,4%</text:p>
          </table:table-cell>
          <table:table-cell office:value-type="float" office:value="1092649" table:style-name="ce63">
            <text:p>1.092.649</text:p>
          </table:table-cell>
          <table:table-cell office:value-type="percentage" office:value="0.91900000000000004" table:style-name="ce67">
            <text:p>91,9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7" table:style-name="ce63">
            <text:p>886.197</text:p>
          </table:table-cell>
          <table:table-cell office:value-type="percentage" office:value="0.95199999999999996" table:style-name="ce64">
            <text:p>95,2%</text:p>
          </table:table-cell>
          <table:table-cell office:value-type="float" office:value="886992" table:style-name="ce63">
            <text:p>886.992</text:p>
          </table:table-cell>
          <table:table-cell office:value-type="percentage" office:value="0.95299999999999996" table:style-name="ce67">
            <text:p>95,3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7994" table:style-name="ce63">
            <text:p>897.994</text:p>
          </table:table-cell>
          <table:table-cell office:value-type="percentage" office:value="0.82899999999999996" table:style-name="ce64">
            <text:p>82,9%</text:p>
          </table:table-cell>
          <table:table-cell office:value-type="float" office:value="892734" table:style-name="ce63">
            <text:p>892.734</text:p>
          </table:table-cell>
          <table:table-cell office:value-type="percentage" office:value="0.82399999999999995" table:style-name="ce67">
            <text:p>82,4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196" table:style-name="ce63">
            <text:p>1.750.196</text:p>
          </table:table-cell>
          <table:table-cell office:value-type="percentage" office:value="0.86099999999999999" table:style-name="ce64">
            <text:p>86,1%</text:p>
          </table:table-cell>
          <table:table-cell office:value-type="float" office:value="1718555" table:style-name="ce63">
            <text:p>1.718.555</text:p>
          </table:table-cell>
          <table:table-cell office:value-type="percentage" office:value="0.84499999999999997" table:style-name="ce67">
            <text:p>84,5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15" table:style-name="ce63">
            <text:p>495.215</text:p>
          </table:table-cell>
          <table:table-cell office:value-type="percentage" office:value="0.94" table:style-name="ce64">
            <text:p>94,0%</text:p>
          </table:table-cell>
          <table:table-cell office:value-type="float" office:value="496588" table:style-name="ce63">
            <text:p>496.588</text:p>
          </table:table-cell>
          <table:table-cell office:value-type="percentage" office:value="0.94199999999999995" table:style-name="ce67">
            <text:p>94,2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49810" table:style-name="ce63">
            <text:p>2.049.810</text:p>
          </table:table-cell>
          <table:table-cell office:value-type="percentage" office:value="0.94399999999999995" table:style-name="ce64">
            <text:p>94,4%</text:p>
          </table:table-cell>
          <table:table-cell office:value-type="float" office:value="2042290" table:style-name="ce63">
            <text:p>2.042.290</text:p>
          </table:table-cell>
          <table:table-cell office:value-type="percentage" office:value="0.94" table:style-name="ce67">
            <text:p>94,0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273" table:style-name="ce63">
            <text:p>1.665.273</text:p>
          </table:table-cell>
          <table:table-cell office:value-type="percentage" office:value="0.91700000000000004" table:style-name="ce64">
            <text:p>91,7%</text:p>
          </table:table-cell>
          <table:table-cell office:value-type="float" office:value="1643271" table:style-name="ce63">
            <text:p>1.643.271</text:p>
          </table:table-cell>
          <table:table-cell office:value-type="percentage" office:value="0.90500000000000003" table:style-name="ce67">
            <text:p>90,5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0775" table:style-name="ce63">
            <text:p>6.260.775</text:p>
          </table:table-cell>
          <table:table-cell office:value-type="percentage" office:value="0.92300000000000004" table:style-name="ce64">
            <text:p>92,3%</text:p>
          </table:table-cell>
          <table:table-cell office:value-type="float" office:value="6194280" table:style-name="ce63">
            <text:p>6.194.280</text:p>
          </table:table-cell>
          <table:table-cell office:value-type="percentage" office:value="0.91300000000000003" table:style-name="ce67">
            <text:p>91,3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803" table:style-name="ce63">
            <text:p>4.198.803</text:p>
          </table:table-cell>
          <table:table-cell office:value-type="percentage" office:value="0.93500000000000005" table:style-name="ce64">
            <text:p>93,5%</text:p>
          </table:table-cell>
          <table:table-cell office:value-type="float" office:value="4223210" table:style-name="ce63">
            <text:p>4.223.210</text:p>
          </table:table-cell>
          <table:table-cell office:value-type="percentage" office:value="0.94" table:style-name="ce67">
            <text:p>94,0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12" table:style-name="ce63">
            <text:p>910.412</text:p>
          </table:table-cell>
          <table:table-cell office:value-type="percentage" office:value="0.95799999999999996" table:style-name="ce64">
            <text:p>95,8%</text:p>
          </table:table-cell>
          <table:table-cell office:value-type="float" office:value="907973" table:style-name="ce63">
            <text:p>907.973</text:p>
          </table:table-cell>
          <table:table-cell office:value-type="percentage" office:value="0.95599999999999996" table:style-name="ce67">
            <text:p>95,6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2975" table:style-name="ce63">
            <text:p>2.342.975</text:p>
          </table:table-cell>
          <table:table-cell office:value-type="percentage" office:value="0.95399999999999996" table:style-name="ce64">
            <text:p>95,4%</text:p>
          </table:table-cell>
          <table:table-cell office:value-type="float" office:value="2349374" table:style-name="ce63">
            <text:p>2.349.374</text:p>
          </table:table-cell>
          <table:table-cell office:value-type="percentage" office:value="0.95699999999999996" table:style-name="ce67">
            <text:p>95,7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501" table:style-name="ce63">
            <text:p>269.501</text:p>
          </table:table-cell>
          <table:table-cell office:value-type="percentage" office:value="0.95699999999999996" table:style-name="ce64">
            <text:p>95,7%</text:p>
          </table:table-cell>
          <table:table-cell office:value-type="float" office:value="274314" table:style-name="ce63">
            <text:p>274.314</text:p>
          </table:table-cell>
          <table:table-cell office:value-type="percentage" office:value="0.97499999999999998" table:style-name="ce67">
            <text:p>97,5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6390" table:style-name="ce63">
            <text:p>5.526.390</text:p>
          </table:table-cell>
          <table:table-cell office:value-type="percentage" office:value="0.92600000000000005" table:style-name="ce64">
            <text:p>92,6%</text:p>
          </table:table-cell>
          <table:table-cell office:value-type="float" office:value="5538847" table:style-name="ce63">
            <text:p>5.538.847</text:p>
          </table:table-cell>
          <table:table-cell office:value-type="percentage" office:value="0.92800000000000005" table:style-name="ce67">
            <text:p>92,8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136" table:style-name="ce63">
            <text:p>1.233.136</text:p>
          </table:table-cell>
          <table:table-cell office:value-type="percentage" office:value="0.93600000000000005" table:style-name="ce64">
            <text:p>93,6%</text:p>
          </table:table-cell>
          <table:table-cell office:value-type="float" office:value="1238734" table:style-name="ce63">
            <text:p>1.238.734</text:p>
          </table:table-cell>
          <table:table-cell office:value-type="percentage" office:value="0.94" table:style-name="ce67">
            <text:p>94,0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69" table:style-name="ce63">
            <text:p>540.369</text:p>
          </table:table-cell>
          <table:table-cell office:value-type="percentage" office:value="0.93100000000000005" table:style-name="ce64">
            <text:p>93,1%</text:p>
          </table:table-cell>
          <table:table-cell office:value-type="float" office:value="541674" table:style-name="ce63">
            <text:p>541.674</text:p>
          </table:table-cell>
          <table:table-cell office:value-type="percentage" office:value="0.93400000000000005" table:style-name="ce67">
            <text:p>93,4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0945" table:style-name="ce63">
            <text:p>1.870.945</text:p>
          </table:table-cell>
          <table:table-cell office:value-type="percentage" office:value="0.95699999999999996" table:style-name="ce64">
            <text:p>95,7%</text:p>
          </table:table-cell>
          <table:table-cell office:value-type="float" office:value="1861752" table:style-name="ce63">
            <text:p>1.861.752</text:p>
          </table:table-cell>
          <table:table-cell office:value-type="percentage" office:value="0.95199999999999996" table:style-name="ce67">
            <text:p>95,2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66" table:style-name="ce63">
            <text:p>65.666</text:p>
          </table:table-cell>
          <table:table-cell office:value-type="percentage" office:value="0.92400000000000004" table:style-name="ce64">
            <text:p>92,4%</text:p>
          </table:table-cell>
          <table:table-cell office:value-type="float" office:value="63935" table:style-name="ce63">
            <text:p>63.935</text:p>
          </table:table-cell>
          <table:table-cell office:value-type="percentage" office:value="0.9" table:style-name="ce67">
            <text:p>90,0%</text:p>
          </table:table-cell>
          <table:table-cell office:value-type="date" office:date-value="2022-11-18T00:00:00" table:style-name="ce65">
            <text:p>18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7" table:style-name="ce63">
            <text:p>63.117</text:p>
          </table:table-cell>
          <table:table-cell office:value-type="percentage" office:value="0.92500000000000004" table:style-name="ce64">
            <text:p>92,5%</text:p>
          </table:table-cell>
          <table:table-cell office:value-type="float" office:value="61499" table:style-name="ce63">
            <text:p>61.499</text:p>
          </table:table-cell>
          <table:table-cell office:value-type="percentage" office:value="0.90100000000000002" table:style-name="ce67">
            <text:p>90,1%</text:p>
          </table:table-cell>
          <table:table-cell office:value-type="date" office:date-value="2022-11-23T00:00:00" table:style-name="ce65">
            <text:p>23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64" table:style-name="ce63">
            <text:p>95.164</text:p>
          </table:table-cell>
          <table:table-cell office:value-type="string" table:style-name="ce64">
            <text:p>-</text:p>
          </table:table-cell>
          <table:table-cell office:value-type="float" office:value="94829" table:style-name="ce63">
            <text:p>94.829</text:p>
          </table:table-cell>
          <table:table-cell office:value-type="string" table:style-name="ce67">
            <text:p>-</text:p>
          </table:table-cell>
          <table:table-cell office:value-type="date" office:date-value="2022-11-14T00:00:00" table:style-name="ce65">
            <text:p>14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5" table:style-name="ce63">
            <text:p>8.125</text:p>
          </table:table-cell>
          <table:table-cell office:value-type="string" table:style-name="ce64">
            <text:p>-</text:p>
          </table:table-cell>
          <table:table-cell office:value-type="float" office:value="8143" table:style-name="ce63">
            <text:p>8.143</text:p>
          </table:table-cell>
          <table:table-cell office:value-type="string" table:style-name="ce67">
            <text:p>-</text:p>
          </table:table-cell>
          <table:table-cell office:value-type="date" office:date-value="2022-11-18T00:00:00" table:style-name="ce65">
            <text:p>18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6094" table:style-name="ce69">
            <text:p>39.276.094</text:p>
          </table:table-cell>
          <table:table-cell office:value-type="percentage" office:value="0.93100000000000005" table:style-name="ce70">
            <text:p>93,1%</text:p>
          </table:table-cell>
          <table:table-cell office:value-type="float" office:value="39169638" table:style-name="ce69">
            <text:p>39.169.638</text:p>
          </table:table-cell>
          <table:table-cell office:value-type="percentage" office:value="0.92900000000000005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7" table:style-name="ce79">
            <text:p>435.667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6" table:style-name="ce79">
            <text:p>656.766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0" table:style-name="ce79">
            <text:p>937.950</text:p>
          </table:table-cell>
          <table:table-cell office:value-type="percentage" office:value="0.97883700034125454" table:style-name="ce80">
            <text:p>97,9%</text:p>
          </table:table-cell>
          <table:table-cell office:value-type="float" office:value="1230229" table:style-name="ce79">
            <text:p>1.230.229</text:p>
          </table:table-cell>
          <table:table-cell office:value-type="percentage" office:value="0.95545013905813259" table:style-name="ce80">
            <text:p>95,5%</text:p>
          </table:table-cell>
          <table:table-cell office:value-type="float" office:value="1278421" table:style-name="ce79">
            <text:p>1.278.421</text:p>
          </table:table-cell>
          <table:table-cell office:value-type="percentage" office:value="0.9234903953953375" table:style-name="ce80">
            <text:p>92,3%</text:p>
          </table:table-cell>
          <table:table-cell office:value-type="float" office:value="970000" table:style-name="ce79">
            <text:p>970.000</text:p>
          </table:table-cell>
          <table:table-cell office:value-type="percentage" office:value="0.88039913847952345" table:style-name="ce80">
            <text:p>88,0%</text:p>
          </table:table-cell>
          <table:table-cell office:value-type="float" office:value="814224" table:style-name="ce79">
            <text:p>814.224</text:p>
          </table:table-cell>
          <table:table-cell office:value-type="percentage" office:value="0.87918523893438372" table:style-name="ce80">
            <text:p>87,9%</text:p>
          </table:table-cell>
          <table:table-cell office:value-type="float" office:value="724085" table:style-name="ce79">
            <text:p>724.085</text:p>
          </table:table-cell>
          <table:table-cell office:value-type="percentage" office:value="0.93690722343131749" table:style-name="ce80">
            <text:p>93,7%</text:p>
          </table:table-cell>
          <table:table-cell office:value-type="float" office:value="7047342" table:style-name="ce79">
            <text:p>7.047.342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4375423298196" table:style-name="ce80">
            <text:p>93,9%</text:p>
          </table:table-cell>
          <table:table-cell office:value-type="percentage" office:value="0.82888286666877597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69" table:style-name="ce82">
            <text:p>101.769</text:p>
          </table:table-cell>
          <table:table-cell office:value-type="percentage" office:value="1" table:style-name="ce83">
            <text:p>100,0%</text:p>
          </table:table-cell>
          <table:table-cell office:value-type="float" office:value="119933" table:style-name="ce82">
            <text:p>119.933</text:p>
          </table:table-cell>
          <table:table-cell office:value-type="percentage" office:value="1" table:style-name="ce83">
            <text:p>100,0%</text:p>
          </table:table-cell>
          <table:table-cell office:value-type="float" office:value="156154" table:style-name="ce82">
            <text:p>156.154</text:p>
          </table:table-cell>
          <table:table-cell office:value-type="percentage" office:value="0.96803669952265825" table:style-name="ce83">
            <text:p>96,8%</text:p>
          </table:table-cell>
          <table:table-cell office:value-type="float" office:value="188719" table:style-name="ce82">
            <text:p>188.719</text:p>
          </table:table-cell>
          <table:table-cell office:value-type="percentage" office:value="0.93904065283375626" table:style-name="ce83">
            <text:p>93,9%</text:p>
          </table:table-cell>
          <table:table-cell office:value-type="float" office:value="192644" table:style-name="ce82">
            <text:p>192.644</text:p>
          </table:table-cell>
          <table:table-cell office:value-type="percentage" office:value="0.90173518632072158" table:style-name="ce83">
            <text:p>90,2%</text:p>
          </table:table-cell>
          <table:table-cell office:value-type="float" office:value="132391" table:style-name="ce82">
            <text:p>132.391</text:p>
          </table:table-cell>
          <table:table-cell office:value-type="percentage" office:value="0.83644600007581593" table:style-name="ce83">
            <text:p>83,6%</text:p>
          </table:table-cell>
          <table:table-cell office:value-type="float" office:value="111200" table:style-name="ce82">
            <text:p>111.200</text:p>
          </table:table-cell>
          <table:table-cell office:value-type="percentage" office:value="0.85016590467744158" table:style-name="ce83">
            <text:p>85,0%</text:p>
          </table:table-cell>
          <table:table-cell office:value-type="float" office:value="95879" table:style-name="ce82">
            <text:p>95.879</text:p>
          </table:table-cell>
          <table:table-cell office:value-type="percentage" office:value="0.89575567327185923" table:style-name="ce83">
            <text:p>89,6%</text:p>
          </table:table-cell>
          <table:table-cell office:value-type="float" office:value="1098689" table:style-name="ce82">
            <text:p>1.098.689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2760230299444" table:style-name="ce83">
            <text:p>92,4%</text:p>
          </table:table-cell>
          <table:table-cell office:value-type="percentage" office:value="0.82537883141654511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19" table:style-name="ce82">
            <text:p>89.319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2" table:style-name="ce82">
            <text:p>152.702</text:p>
          </table:table-cell>
          <table:table-cell office:value-type="percentage" office:value="0.9203351012536161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7" table:style-name="ce82">
            <text:p>886.197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221325878853" table:style-name="ce83">
            <text:p>95,2%</text:p>
          </table:table-cell>
          <table:table-cell office:value-type="percentage" office:value="0.87492015413337498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2" table:style-name="ce82">
            <text:p>51.882</text:p>
          </table:table-cell>
          <table:table-cell office:value-type="percentage" office:value="0.96735218988309435" table:style-name="ce83">
            <text:p>96,7%</text:p>
          </table:table-cell>
          <table:table-cell office:value-type="float" office:value="79977" table:style-name="ce82">
            <text:p>79.977</text:p>
          </table:table-cell>
          <table:table-cell office:value-type="percentage" office:value="0.91680995941949239" table:style-name="ce83">
            <text:p>91,7%</text:p>
          </table:table-cell>
          <table:table-cell office:value-type="float" office:value="112272" table:style-name="ce82">
            <text:p>112.272</text:p>
          </table:table-cell>
          <table:table-cell office:value-type="percentage" office:value="0.88130431028392453" table:style-name="ce83">
            <text:p>88,1%</text:p>
          </table:table-cell>
          <table:table-cell office:value-type="float" office:value="153831" table:style-name="ce82">
            <text:p>153.831</text:p>
          </table:table-cell>
          <table:table-cell office:value-type="percentage" office:value="0.86661446244676299" table:style-name="ce83">
            <text:p>86,7%</text:p>
          </table:table-cell>
          <table:table-cell office:value-type="float" office:value="174113" table:style-name="ce82">
            <text:p>174.113</text:p>
          </table:table-cell>
          <table:table-cell office:value-type="percentage" office:value="0.80376045018303688" table:style-name="ce83">
            <text:p>80,4%</text:p>
          </table:table-cell>
          <table:table-cell office:value-type="float" office:value="135781" table:style-name="ce82">
            <text:p>135.781</text:p>
          </table:table-cell>
          <table:table-cell office:value-type="percentage" office:value="0.73775176992833358" table:style-name="ce83">
            <text:p>73,8%</text:p>
          </table:table-cell>
          <table:table-cell office:value-type="float" office:value="105191" table:style-name="ce82">
            <text:p>105.191</text:p>
          </table:table-cell>
          <table:table-cell office:value-type="percentage" office:value="0.76662561127589957" table:style-name="ce83">
            <text:p>76,7%</text:p>
          </table:table-cell>
          <table:table-cell office:value-type="float" office:value="84947" table:style-name="ce82">
            <text:p>84.947</text:p>
          </table:table-cell>
          <table:table-cell office:value-type="percentage" office:value="0.85342991480469377" table:style-name="ce83">
            <text:p>85,3%</text:p>
          </table:table-cell>
          <table:table-cell office:value-type="float" office:value="897994" table:style-name="ce82">
            <text:p>897.994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2952121840456" table:style-name="ce83">
            <text:p>82,9%</text:p>
          </table:table-cell>
          <table:table-cell office:value-type="percentage" office:value="0.73619642966940624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64" table:style-name="ce82">
            <text:p>94.964</text:p>
          </table:table-cell>
          <table:table-cell office:value-type="percentage" office:value="0.9462147027759511" table:style-name="ce83">
            <text:p>94,6%</text:p>
          </table:table-cell>
          <table:table-cell office:value-type="float" office:value="156370" table:style-name="ce82">
            <text:p>156.370</text:p>
          </table:table-cell>
          <table:table-cell office:value-type="percentage" office:value="0.93385330196003491" table:style-name="ce83">
            <text:p>93,4%</text:p>
          </table:table-cell>
          <table:table-cell office:value-type="float" office:value="229741" table:style-name="ce82">
            <text:p>229.741</text:p>
          </table:table-cell>
          <table:table-cell office:value-type="percentage" office:value="0.91328337739261789" table:style-name="ce83">
            <text:p>91,3%</text:p>
          </table:table-cell>
          <table:table-cell office:value-type="float" office:value="326357" table:style-name="ce82">
            <text:p>326.357</text:p>
          </table:table-cell>
          <table:table-cell office:value-type="percentage" office:value="0.88624483023622735" table:style-name="ce83">
            <text:p>88,6%</text:p>
          </table:table-cell>
          <table:table-cell office:value-type="float" office:value="325631" table:style-name="ce82">
            <text:p>325.631</text:p>
          </table:table-cell>
          <table:table-cell office:value-type="percentage" office:value="0.82625442458228138" table:style-name="ce83">
            <text:p>82,6%</text:p>
          </table:table-cell>
          <table:table-cell office:value-type="float" office:value="240470" table:style-name="ce82">
            <text:p>240.470</text:p>
          </table:table-cell>
          <table:table-cell office:value-type="percentage" office:value="0.76861363796178506" table:style-name="ce83">
            <text:p>76,9%</text:p>
          </table:table-cell>
          <table:table-cell office:value-type="float" office:value="202880" table:style-name="ce82">
            <text:p>202.880</text:p>
          </table:table-cell>
          <table:table-cell office:value-type="percentage" office:value="0.7966356593408751" table:style-name="ce83">
            <text:p>79,7%</text:p>
          </table:table-cell>
          <table:table-cell office:value-type="float" office:value="173783" table:style-name="ce82">
            <text:p>173.783</text:p>
          </table:table-cell>
          <table:table-cell office:value-type="percentage" office:value="0.94311453613003016" table:style-name="ce83">
            <text:p>94,3%</text:p>
          </table:table-cell>
          <table:table-cell office:value-type="float" office:value="1750196" table:style-name="ce82">
            <text:p>1.750.196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67608124462447" table:style-name="ce83">
            <text:p>86,1%</text:p>
          </table:table-cell>
          <table:table-cell office:value-type="percentage" office:value="0.77981650967376581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1" table:style-name="ce82">
            <text:p>42.611</text:p>
          </table:table-cell>
          <table:table-cell office:value-type="percentage" office:value="1" table:style-name="ce83">
            <text:p>100,0%</text:p>
          </table:table-cell>
          <table:table-cell office:value-type="float" office:value="56240" table:style-name="ce82">
            <text:p>56.240</text:p>
          </table:table-cell>
          <table:table-cell office:value-type="percentage" office:value="1" table:style-name="ce83">
            <text:p>100,0%</text:p>
          </table:table-cell>
          <table:table-cell office:value-type="float" office:value="77322" table:style-name="ce82">
            <text:p>77.322</text:p>
          </table:table-cell>
          <table:table-cell office:value-type="percentage" office:value="0.97558575267799685" table:style-name="ce83">
            <text:p>97,6%</text:p>
          </table:table-cell>
          <table:table-cell office:value-type="float" office:value="85273" table:style-name="ce82">
            <text:p>85.273</text:p>
          </table:table-cell>
          <table:table-cell office:value-type="percentage" office:value="0.93737495877761901" table:style-name="ce83">
            <text:p>93,7%</text:p>
          </table:table-cell>
          <table:table-cell office:value-type="float" office:value="89613" table:style-name="ce82">
            <text:p>89.613</text:p>
          </table:table-cell>
          <table:table-cell office:value-type="percentage" office:value="0.92018359928531823" table:style-name="ce83">
            <text:p>92,0%</text:p>
          </table:table-cell>
          <table:table-cell office:value-type="float" office:value="57061" table:style-name="ce82">
            <text:p>57.061</text:p>
          </table:table-cell>
          <table:table-cell office:value-type="percentage" office:value="0.84965305697013016" table:style-name="ce83">
            <text:p>85,0%</text:p>
          </table:table-cell>
          <table:table-cell office:value-type="float" office:value="43667" table:style-name="ce82">
            <text:p>43.667</text:p>
          </table:table-cell>
          <table:table-cell office:value-type="percentage" office:value="0.85835315393234135" table:style-name="ce83">
            <text:p>85,8%</text:p>
          </table:table-cell>
          <table:table-cell office:value-type="float" office:value="43428" table:style-name="ce82">
            <text:p>43.428</text:p>
          </table:table-cell>
          <table:table-cell office:value-type="percentage" office:value="0.95903539959808315" table:style-name="ce83">
            <text:p>95,9%</text:p>
          </table:table-cell>
          <table:table-cell office:value-type="float" office:value="495215" table:style-name="ce82">
            <text:p>495.215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57636862456406" table:style-name="ce83">
            <text:p>94,0%</text:p>
          </table:table-cell>
          <table:table-cell office:value-type="percentage" office:value="0.84847212822643514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0" table:style-name="ce82">
            <text:p>230.130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3" table:style-name="ce82">
            <text:p>252.403</text:p>
          </table:table-cell>
          <table:table-cell office:value-type="percentage" office:value="1" table:style-name="ce83">
            <text:p>100,0%</text:p>
          </table:table-cell>
          <table:table-cell office:value-type="float" office:value="324778" table:style-name="ce82">
            <text:p>324.778</text:p>
          </table:table-cell>
          <table:table-cell office:value-type="percentage" office:value="0.99246737134178575" table:style-name="ce83">
            <text:p>99,2%</text:p>
          </table:table-cell>
          <table:table-cell office:value-type="float" office:value="358092" table:style-name="ce82">
            <text:p>358.092</text:p>
          </table:table-cell>
          <table:table-cell office:value-type="percentage" office:value="0.93937350965233746" table:style-name="ce83">
            <text:p>93,9%</text:p>
          </table:table-cell>
          <table:table-cell office:value-type="float" office:value="326546" table:style-name="ce82">
            <text:p>326.546</text:p>
          </table:table-cell>
          <table:table-cell office:value-type="percentage" office:value="0.90656353934736622" table:style-name="ce83">
            <text:p>90,7%</text:p>
          </table:table-cell>
          <table:table-cell office:value-type="float" office:value="219439" table:style-name="ce82">
            <text:p>219.439</text:p>
          </table:table-cell>
          <table:table-cell office:value-type="percentage" office:value="0.84757553050961365" table:style-name="ce83">
            <text:p>84,8%</text:p>
          </table:table-cell>
          <table:table-cell office:value-type="float" office:value="181672" table:style-name="ce82">
            <text:p>181.672</text:p>
          </table:table-cell>
          <table:table-cell office:value-type="percentage" office:value="0.85783765151407831" table:style-name="ce83">
            <text:p>85,8%</text:p>
          </table:table-cell>
          <table:table-cell office:value-type="float" office:value="156750" table:style-name="ce82">
            <text:p>156.750</text:p>
          </table:table-cell>
          <table:table-cell office:value-type="percentage" office:value="0.93193735954054147" table:style-name="ce83">
            <text:p>93,2%</text:p>
          </table:table-cell>
          <table:table-cell office:value-type="float" office:value="2049810" table:style-name="ce82">
            <text:p>2.049.810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67835723976579" table:style-name="ce83">
            <text:p>94,4%</text:p>
          </table:table-cell>
          <table:table-cell office:value-type="percentage" office:value="0.85886529606992901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293" table:style-name="ce82">
            <text:p>139.293</text:p>
          </table:table-cell>
          <table:table-cell office:value-type="percentage" office:value="1" table:style-name="ce83">
            <text:p>100,0%</text:p>
          </table:table-cell>
          <table:table-cell office:value-type="float" office:value="159854" table:style-name="ce82">
            <text:p>159.854</text:p>
          </table:table-cell>
          <table:table-cell office:value-type="percentage" office:value="1" table:style-name="ce83">
            <text:p>100,0%</text:p>
          </table:table-cell>
          <table:table-cell office:value-type="float" office:value="225984" table:style-name="ce82">
            <text:p>225.984</text:p>
          </table:table-cell>
          <table:table-cell office:value-type="percentage" office:value="0.99103618853824971" table:style-name="ce83">
            <text:p>99,1%</text:p>
          </table:table-cell>
          <table:table-cell office:value-type="float" office:value="290836" table:style-name="ce82">
            <text:p>290.836</text:p>
          </table:table-cell>
          <table:table-cell office:value-type="percentage" office:value="0.93394175468117291" table:style-name="ce83">
            <text:p>93,4%</text:p>
          </table:table-cell>
          <table:table-cell office:value-type="float" office:value="292976" table:style-name="ce82">
            <text:p>292.976</text:p>
          </table:table-cell>
          <table:table-cell office:value-type="percentage" office:value="0.88597772475588255" table:style-name="ce83">
            <text:p>88,6%</text:p>
          </table:table-cell>
          <table:table-cell office:value-type="float" office:value="213346" table:style-name="ce82">
            <text:p>213.346</text:p>
          </table:table-cell>
          <table:table-cell office:value-type="percentage" office:value="0.82772132794829123" table:style-name="ce83">
            <text:p>82,8%</text:p>
          </table:table-cell>
          <table:table-cell office:value-type="float" office:value="181919" table:style-name="ce82">
            <text:p>181.919</text:p>
          </table:table-cell>
          <table:table-cell office:value-type="percentage" office:value="0.83071071089354864" table:style-name="ce83">
            <text:p>83,1%</text:p>
          </table:table-cell>
          <table:table-cell office:value-type="float" office:value="161065" table:style-name="ce82">
            <text:p>161.065</text:p>
          </table:table-cell>
          <table:table-cell office:value-type="percentage" office:value="0.90579587888603952" table:style-name="ce83">
            <text:p>90,6%</text:p>
          </table:table-cell>
          <table:table-cell office:value-type="float" office:value="1665273" table:style-name="ce82">
            <text:p>1.665.273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695914611785145" table:style-name="ce83">
            <text:p>91,7%</text:p>
          </table:table-cell>
          <table:table-cell office:value-type="percentage" office:value="0.81286121242414544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44" table:style-name="ce82">
            <text:p>461.444</text:p>
          </table:table-cell>
          <table:table-cell office:value-type="percentage" office:value="1" table:style-name="ce83">
            <text:p>100,0%</text:p>
          </table:table-cell>
          <table:table-cell office:value-type="float" office:value="622426" table:style-name="ce82">
            <text:p>622.426</text:p>
          </table:table-cell>
          <table:table-cell office:value-type="percentage" office:value="0.97906363647803496" table:style-name="ce83">
            <text:p>97,9%</text:p>
          </table:table-cell>
          <table:table-cell office:value-type="float" office:value="810648" table:style-name="ce82">
            <text:p>810.648</text:p>
          </table:table-cell>
          <table:table-cell office:value-type="percentage" office:value="0.95092459213310754" table:style-name="ce83">
            <text:p>95,1%</text:p>
          </table:table-cell>
          <table:table-cell office:value-type="float" office:value="1045945" table:style-name="ce82">
            <text:p>1.045.945</text:p>
          </table:table-cell>
          <table:table-cell office:value-type="percentage" office:value="0.95311103233913586" table:style-name="ce83">
            <text:p>95,3%</text:p>
          </table:table-cell>
          <table:table-cell office:value-type="float" office:value="1168497" table:style-name="ce82">
            <text:p>1.168.497</text:p>
          </table:table-cell>
          <table:table-cell office:value-type="percentage" office:value="0.91608743032308138" table:style-name="ce83">
            <text:p>91,6%</text:p>
          </table:table-cell>
          <table:table-cell office:value-type="float" office:value="836398" table:style-name="ce82">
            <text:p>836.398</text:p>
          </table:table-cell>
          <table:table-cell office:value-type="percentage" office:value="0.86527392130167968" table:style-name="ce83">
            <text:p>86,5%</text:p>
          </table:table-cell>
          <table:table-cell office:value-type="float" office:value="703494" table:style-name="ce82">
            <text:p>703.494</text:p>
          </table:table-cell>
          <table:table-cell office:value-type="percentage" office:value="0.8485553929864218" table:style-name="ce83">
            <text:p>84,9%</text:p>
          </table:table-cell>
          <table:table-cell office:value-type="float" office:value="611923" table:style-name="ce82">
            <text:p>611.923</text:p>
          </table:table-cell>
          <table:table-cell office:value-type="percentage" office:value="0.91146369400756366" table:style-name="ce83">
            <text:p>91,1%</text:p>
          </table:table-cell>
          <table:table-cell office:value-type="float" office:value="6260775" table:style-name="ce82">
            <text:p>6.260.775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08947817104647" table:style-name="ce83">
            <text:p>92,3%</text:p>
          </table:table-cell>
          <table:table-cell office:value-type="percentage" office:value="0.81613460017548634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46" table:style-name="ce82">
            <text:p>299.246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3" table:style-name="ce82">
            <text:p>438.023</text:p>
          </table:table-cell>
          <table:table-cell office:value-type="percentage" office:value="0.99601387979334932" table:style-name="ce83">
            <text:p>99,6%</text:p>
          </table:table-cell>
          <table:table-cell office:value-type="float" office:value="577064" table:style-name="ce82">
            <text:p>577.064</text:p>
          </table:table-cell>
          <table:table-cell office:value-type="percentage" office:value="0.96637974344374855" table:style-name="ce83">
            <text:p>96,6%</text:p>
          </table:table-cell>
          <table:table-cell office:value-type="float" office:value="724413" table:style-name="ce82">
            <text:p>724.413</text:p>
          </table:table-cell>
          <table:table-cell office:value-type="percentage" office:value="0.95030408135422462" table:style-name="ce83">
            <text:p>95,0%</text:p>
          </table:table-cell>
          <table:table-cell office:value-type="float" office:value="768772" table:style-name="ce82">
            <text:p>768.772</text:p>
          </table:table-cell>
          <table:table-cell office:value-type="percentage" office:value="0.91441770951906876" table:style-name="ce83">
            <text:p>91,4%</text:p>
          </table:table-cell>
          <table:table-cell office:value-type="float" office:value="532134" table:style-name="ce82">
            <text:p>532.134</text:p>
          </table:table-cell>
          <table:table-cell office:value-type="percentage" office:value="0.8667792761609393" table:style-name="ce83">
            <text:p>86,7%</text:p>
          </table:table-cell>
          <table:table-cell office:value-type="float" office:value="450357" table:style-name="ce82">
            <text:p>450.357</text:p>
          </table:table-cell>
          <table:table-cell office:value-type="percentage" office:value="0.87827752241245149" table:style-name="ce83">
            <text:p>87,8%</text:p>
          </table:table-cell>
          <table:table-cell office:value-type="float" office:value="408794" table:style-name="ce82">
            <text:p>408.794</text:p>
          </table:table-cell>
          <table:table-cell office:value-type="percentage" office:value="0.94460093028844483" table:style-name="ce83">
            <text:p>94,5%</text:p>
          </table:table-cell>
          <table:table-cell office:value-type="float" office:value="4198803" table:style-name="ce82">
            <text:p>4.198.803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2366366534831" table:style-name="ce83">
            <text:p>93,5%</text:p>
          </table:table-cell>
          <table:table-cell office:value-type="percentage" office:value="0.83193294293987863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3" table:style-name="ce82">
            <text:p>78.463</text:p>
          </table:table-cell>
          <table:table-cell office:value-type="percentage" office:value="1" table:style-name="ce83">
            <text:p>100,0%</text:p>
          </table:table-cell>
          <table:table-cell office:value-type="float" office:value="96188" table:style-name="ce82">
            <text:p>96.188</text:p>
          </table:table-cell>
          <table:table-cell office:value-type="percentage" office:value="1" table:style-name="ce83">
            <text:p>100,0%</text:p>
          </table:table-cell>
          <table:table-cell office:value-type="float" office:value="133519" table:style-name="ce82">
            <text:p>133.519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68" table:style-name="ce82">
            <text:p>147.468</text:p>
          </table:table-cell>
          <table:table-cell office:value-type="percentage" office:value="0.93609079829372333" table:style-name="ce83">
            <text:p>93,6%</text:p>
          </table:table-cell>
          <table:table-cell office:value-type="float" office:value="115003" table:style-name="ce82">
            <text:p>115.003</text:p>
          </table:table-cell>
          <table:table-cell office:value-type="percentage" office:value="0.88571494585727273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7" table:style-name="ce82">
            <text:p>81.517</text:p>
          </table:table-cell>
          <table:table-cell office:value-type="percentage" office:value="0.95109031723622961" table:style-name="ce83">
            <text:p>95,1%</text:p>
          </table:table-cell>
          <table:table-cell office:value-type="float" office:value="910412" table:style-name="ce82">
            <text:p>910.412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3939824611268" table:style-name="ce83">
            <text:p>95,8%</text:p>
          </table:table-cell>
          <table:table-cell office:value-type="percentage" office:value="0.86050364886923336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79" table:style-name="ce82">
            <text:p>243.179</text:p>
          </table:table-cell>
          <table:table-cell office:value-type="percentage" office:value="1" table:style-name="ce83">
            <text:p>100,0%</text:p>
          </table:table-cell>
          <table:table-cell office:value-type="float" office:value="292460" table:style-name="ce82">
            <text:p>292.460</text:p>
          </table:table-cell>
          <table:table-cell office:value-type="percentage" office:value="1" table:style-name="ce83">
            <text:p>100,0%</text:p>
          </table:table-cell>
          <table:table-cell office:value-type="float" office:value="348394" table:style-name="ce82">
            <text:p>348.394</text:p>
          </table:table-cell>
          <table:table-cell office:value-type="percentage" office:value="0.98537189661901881" table:style-name="ce83">
            <text:p>98,5%</text:p>
          </table:table-cell>
          <table:table-cell office:value-type="float" office:value="394054" table:style-name="ce82">
            <text:p>394.054</text:p>
          </table:table-cell>
          <table:table-cell office:value-type="percentage" office:value="0.96298631476050833" table:style-name="ce83">
            <text:p>96,3%</text:p>
          </table:table-cell>
          <table:table-cell office:value-type="float" office:value="412872" table:style-name="ce82">
            <text:p>412.872</text:p>
          </table:table-cell>
          <table:table-cell office:value-type="percentage" office:value="0.93233401906344771" table:style-name="ce83">
            <text:p>93,2%</text:p>
          </table:table-cell>
          <table:table-cell office:value-type="float" office:value="269391" table:style-name="ce82">
            <text:p>269.391</text:p>
          </table:table-cell>
          <table:table-cell office:value-type="percentage" office:value="0.87295121808955345" table:style-name="ce83">
            <text:p>87,3%</text:p>
          </table:table-cell>
          <table:table-cell office:value-type="float" office:value="205217" table:style-name="ce82">
            <text:p>205.217</text:p>
          </table:table-cell>
          <table:table-cell office:value-type="percentage" office:value="0.89084571240048271" table:style-name="ce83">
            <text:p>89,1%</text:p>
          </table:table-cell>
          <table:table-cell office:value-type="float" office:value="177408" table:style-name="ce82">
            <text:p>177.408</text:p>
          </table:table-cell>
          <table:table-cell office:value-type="percentage" office:value="0.96762370189370805" table:style-name="ce83">
            <text:p>96,8%</text:p>
          </table:table-cell>
          <table:table-cell office:value-type="float" office:value="2342975" table:style-name="ce82">
            <text:p>2.342.975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393072100913345" table:style-name="ce83">
            <text:p>95,4%</text:p>
          </table:table-cell>
          <table:table-cell office:value-type="percentage" office:value="0.86877372189155155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496" table:style-name="ce82">
            <text:p>23.496</text:p>
          </table:table-cell>
          <table:table-cell office:value-type="percentage" office:value="1" table:style-name="ce83">
            <text:p>100,0%</text:p>
          </table:table-cell>
          <table:table-cell office:value-type="float" office:value="28792" table:style-name="ce82">
            <text:p>28.792</text:p>
          </table:table-cell>
          <table:table-cell office:value-type="percentage" office:value="1" table:style-name="ce83">
            <text:p>100,0%</text:p>
          </table:table-cell>
          <table:table-cell office:value-type="float" office:value="38551" table:style-name="ce82">
            <text:p>38.551</text:p>
          </table:table-cell>
          <table:table-cell office:value-type="percentage" office:value="0.99836846739524521" table:style-name="ce83">
            <text:p>99,8%</text:p>
          </table:table-cell>
          <table:table-cell office:value-type="float" office:value="45985" table:style-name="ce82">
            <text:p>45.985</text:p>
          </table:table-cell>
          <table:table-cell office:value-type="percentage" office:value="0.96810526315789469" table:style-name="ce83">
            <text:p>96,8%</text:p>
          </table:table-cell>
          <table:table-cell office:value-type="float" office:value="48562" table:style-name="ce82">
            <text:p>48.562</text:p>
          </table:table-cell>
          <table:table-cell office:value-type="percentage" office:value="0.9388678369808986" table:style-name="ce83">
            <text:p>93,9%</text:p>
          </table:table-cell>
          <table:table-cell office:value-type="float" office:value="32635" table:style-name="ce82">
            <text:p>32.635</text:p>
          </table:table-cell>
          <table:table-cell office:value-type="percentage" office:value="0.88116967275083702" table:style-name="ce83">
            <text:p>88,1%</text:p>
          </table:table-cell>
          <table:table-cell office:value-type="float" office:value="25906" table:style-name="ce82">
            <text:p>25.906</text:p>
          </table:table-cell>
          <table:table-cell office:value-type="percentage" office:value="0.85878140953391235" table:style-name="ce83">
            <text:p>85,9%</text:p>
          </table:table-cell>
          <table:table-cell office:value-type="float" office:value="25574" table:style-name="ce82">
            <text:p>25.574</text:p>
          </table:table-cell>
          <table:table-cell office:value-type="percentage" office:value="0.9841831826053492" table:style-name="ce83">
            <text:p>98,4%</text:p>
          </table:table-cell>
          <table:table-cell office:value-type="float" office:value="269501" table:style-name="ce82">
            <text:p>269.501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4462038020598" table:style-name="ce83">
            <text:p>95,7%</text:p>
          </table:table-cell>
          <table:table-cell office:value-type="percentage" office:value="0.85237652446738521" table:style-name="ce8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432" table:style-name="ce82">
            <text:p>375.432</text:p>
          </table:table-cell>
          <table:table-cell office:value-type="percentage" office:value="1" table:style-name="ce83">
            <text:p>100,0%</text:p>
          </table:table-cell>
          <table:table-cell office:value-type="float" office:value="513214" table:style-name="ce82">
            <text:p>513.214</text:p>
          </table:table-cell>
          <table:table-cell office:value-type="percentage" office:value="0.97374822123138227" table:style-name="ce83">
            <text:p>97,4%</text:p>
          </table:table-cell>
          <table:table-cell office:value-type="float" office:value="695052" table:style-name="ce82">
            <text:p>695.052</text:p>
          </table:table-cell>
          <table:table-cell office:value-type="percentage" office:value="0.9647363205072329" table:style-name="ce83">
            <text:p>96,5%</text:p>
          </table:table-cell>
          <table:table-cell office:value-type="float" office:value="951787" table:style-name="ce82">
            <text:p>951.787</text:p>
          </table:table-cell>
          <table:table-cell office:value-type="percentage" office:value="0.96163510511144634" table:style-name="ce83">
            <text:p>96,2%</text:p>
          </table:table-cell>
          <table:table-cell office:value-type="float" office:value="1055520" table:style-name="ce82">
            <text:p>1.055.520</text:p>
          </table:table-cell>
          <table:table-cell office:value-type="percentage" office:value="0.91305352009847474" table:style-name="ce83">
            <text:p>91,3%</text:p>
          </table:table-cell>
          <table:table-cell office:value-type="float" office:value="784203" table:style-name="ce82">
            <text:p>784.203</text:p>
          </table:table-cell>
          <table:table-cell office:value-type="percentage" office:value="0.87052031206290992" table:style-name="ce83">
            <text:p>87,1%</text:p>
          </table:table-cell>
          <table:table-cell office:value-type="float" office:value="641710" table:style-name="ce82">
            <text:p>641.710</text:p>
          </table:table-cell>
          <table:table-cell office:value-type="percentage" office:value="0.87241369465588658" table:style-name="ce83">
            <text:p>87,2%</text:p>
          </table:table-cell>
          <table:table-cell office:value-type="float" office:value="509472" table:style-name="ce82">
            <text:p>509.472</text:p>
          </table:table-cell>
          <table:table-cell office:value-type="percentage" office:value="0.89265164523250518" table:style-name="ce83">
            <text:p>89,3%</text:p>
          </table:table-cell>
          <table:table-cell office:value-type="float" office:value="5526390" table:style-name="ce82">
            <text:p>5.526.390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55269650780081" table:style-name="ce83">
            <text:p>92,6%</text:p>
          </table:table-cell>
          <table:table-cell office:value-type="percentage" office:value="0.81801816150440776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5" table:style-name="ce82">
            <text:p>72.915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6" table:style-name="ce82">
            <text:p>103.966</text:p>
          </table:table-cell>
          <table:table-cell office:value-type="percentage" office:value="1" table:style-name="ce83">
            <text:p>100,0%</text:p>
          </table:table-cell>
          <table:table-cell office:value-type="float" office:value="149967" table:style-name="ce82">
            <text:p>149.967</text:p>
          </table:table-cell>
          <table:table-cell office:value-type="percentage" office:value="0.97672282973277491" table:style-name="ce83">
            <text:p>97,7%</text:p>
          </table:table-cell>
          <table:table-cell office:value-type="float" office:value="210164" table:style-name="ce82">
            <text:p>210.164</text:p>
          </table:table-cell>
          <table:table-cell office:value-type="percentage" office:value="0.96359976708252526" table:style-name="ce83">
            <text:p>96,4%</text:p>
          </table:table-cell>
          <table:table-cell office:value-type="float" office:value="237210" table:style-name="ce82">
            <text:p>237.210</text:p>
          </table:table-cell>
          <table:table-cell office:value-type="percentage" office:value="0.93956461809021341" table:style-name="ce83">
            <text:p>94,0%</text:p>
          </table:table-cell>
          <table:table-cell office:value-type="float" office:value="175355" table:style-name="ce82">
            <text:p>175.355</text:p>
          </table:table-cell>
          <table:table-cell office:value-type="percentage" office:value="0.88085335101520035" table:style-name="ce83">
            <text:p>88,1%</text:p>
          </table:table-cell>
          <table:table-cell office:value-type="float" office:value="150754" table:style-name="ce82">
            <text:p>150.754</text:p>
          </table:table-cell>
          <table:table-cell office:value-type="percentage" office:value="0.86670614410799185" table:style-name="ce83">
            <text:p>86,7%</text:p>
          </table:table-cell>
          <table:table-cell office:value-type="float" office:value="132805" table:style-name="ce82">
            <text:p>132.805</text:p>
          </table:table-cell>
          <table:table-cell office:value-type="percentage" office:value="0.91832853902749345" table:style-name="ce83">
            <text:p>91,8%</text:p>
          </table:table-cell>
          <table:table-cell office:value-type="float" office:value="1233136" table:style-name="ce82">
            <text:p>1.233.136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88562355894822" table:style-name="ce83">
            <text:p>93,6%</text:p>
          </table:table-cell>
          <table:table-cell office:value-type="percentage" office:value="0.81498616064229423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6" table:style-name="ce82">
            <text:p>42.596</text:p>
          </table:table-cell>
          <table:table-cell office:value-type="percentage" office:value="1" table:style-name="ce83">
            <text:p>100,0%</text:p>
          </table:table-cell>
          <table:table-cell office:value-type="float" office:value="56019" table:style-name="ce82">
            <text:p>56.019</text:p>
          </table:table-cell>
          <table:table-cell office:value-type="percentage" office:value="0.98903601694915255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600" table:style-name="ce82">
            <text:p>92.600</text:p>
          </table:table-cell>
          <table:table-cell office:value-type="percentage" office:value="0.94781878851153556" table:style-name="ce83">
            <text:p>94,8%</text:p>
          </table:table-cell>
          <table:table-cell office:value-type="float" office:value="96708" table:style-name="ce82">
            <text:p>96.708</text:p>
          </table:table-cell>
          <table:table-cell office:value-type="percentage" office:value="0.9147300019863227" table:style-name="ce83">
            <text:p>91,5%</text:p>
          </table:table-cell>
          <table:table-cell office:value-type="float" office:value="66181" table:style-name="ce82">
            <text:p>66.181</text:p>
          </table:table-cell>
          <table:table-cell office:value-type="percentage" office:value="0.86252916107338817" table:style-name="ce83">
            <text:p>86,3%</text:p>
          </table:table-cell>
          <table:table-cell office:value-type="float" office:value="60182" table:style-name="ce82">
            <text:p>60.182</text:p>
          </table:table-cell>
          <table:table-cell office:value-type="percentage" office:value="0.87471294439115144" table:style-name="ce83">
            <text:p>87,5%</text:p>
          </table:table-cell>
          <table:table-cell office:value-type="float" office:value="53415" table:style-name="ce82">
            <text:p>53.415</text:p>
          </table:table-cell>
          <table:table-cell office:value-type="percentage" office:value="0.92861737452408688" table:style-name="ce83">
            <text:p>92,9%</text:p>
          </table:table-cell>
          <table:table-cell office:value-type="float" office:value="540369" table:style-name="ce82">
            <text:p>540.369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39127227349039" table:style-name="ce83">
            <text:p>93,1%</text:p>
          </table:table-cell>
          <table:table-cell office:value-type="percentage" office:value="0.82166154239159195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28" table:style-name="ce82">
            <text:p>165.528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2" table:style-name="ce82">
            <text:p>215.442</text:p>
          </table:table-cell>
          <table:table-cell office:value-type="percentage" office:value="0.99572945841768112" table:style-name="ce83">
            <text:p>99,6%</text:p>
          </table:table-cell>
          <table:table-cell office:value-type="float" office:value="281977" table:style-name="ce82">
            <text:p>281.977</text:p>
          </table:table-cell>
          <table:table-cell office:value-type="percentage" office:value="0.99230723211677807" table:style-name="ce83">
            <text:p>99,2%</text:p>
          </table:table-cell>
          <table:table-cell office:value-type="float" office:value="328539" table:style-name="ce82">
            <text:p>328.539</text:p>
          </table:table-cell>
          <table:table-cell office:value-type="percentage" office:value="0.97354407986558689" table:style-name="ce83">
            <text:p>97,4%</text:p>
          </table:table-cell>
          <table:table-cell office:value-type="float" office:value="327725" table:style-name="ce82">
            <text:p>327.725</text:p>
          </table:table-cell>
          <table:table-cell office:value-type="percentage" office:value="0.94156534430449568" table:style-name="ce83">
            <text:p>94,2%</text:p>
          </table:table-cell>
          <table:table-cell office:value-type="float" office:value="213384" table:style-name="ce82">
            <text:p>213.384</text:p>
          </table:table-cell>
          <table:table-cell office:value-type="percentage" office:value="0.89794853451722179" table:style-name="ce83">
            <text:p>89,8%</text:p>
          </table:table-cell>
          <table:table-cell office:value-type="float" office:value="176983" table:style-name="ce82">
            <text:p>176.983</text:p>
          </table:table-cell>
          <table:table-cell office:value-type="percentage" office:value="0.88840197776271868" table:style-name="ce83">
            <text:p>88,8%</text:p>
          </table:table-cell>
          <table:table-cell office:value-type="float" office:value="161367" table:style-name="ce82">
            <text:p>161.367</text:p>
          </table:table-cell>
          <table:table-cell office:value-type="percentage" office:value="0.93374494407378905" table:style-name="ce83">
            <text:p>93,4%</text:p>
          </table:table-cell>
          <table:table-cell office:value-type="float" office:value="1870945" table:style-name="ce82">
            <text:p>1.870.945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88128339401601" table:style-name="ce83">
            <text:p>95,7%</text:p>
          </table:table-cell>
          <table:table-cell office:value-type="percentage" office:value="0.85591205119337133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2" table:style-name="ce82">
            <text:p>2.412</text:p>
          </table:table-cell>
          <table:table-cell office:value-type="percentage" office:value="0.85019386676066266" table:style-name="ce83">
            <text:p>85,0%</text:p>
          </table:table-cell>
          <table:table-cell office:value-type="float" office:value="3938" table:style-name="ce82">
            <text:p>3.938</text:p>
          </table:table-cell>
          <table:table-cell office:value-type="percentage" office:value="0.89418710263396917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6" table:style-name="ce82">
            <text:p>11.356</text:p>
          </table:table-cell>
          <table:table-cell office:value-type="percentage" office:value="0.91899328315934292" table:style-name="ce83">
            <text:p>91,9%</text:p>
          </table:table-cell>
          <table:table-cell office:value-type="float" office:value="9674" table:style-name="ce82">
            <text:p>9.674</text:p>
          </table:table-cell>
          <table:table-cell office:value-type="percentage" office:value="0.84867093604702171" table:style-name="ce83">
            <text:p>84,9%</text:p>
          </table:table-cell>
          <table:table-cell office:value-type="float" office:value="9942" table:style-name="ce82">
            <text:p>9.942</text:p>
          </table:table-cell>
          <table:table-cell office:value-type="percentage" office:value="0.91504832029452365" table:style-name="ce83">
            <text:p>91,5%</text:p>
          </table:table-cell>
          <table:table-cell office:value-type="float" office:value="9904" table:style-name="ce82">
            <text:p>9.904</text:p>
          </table:table-cell>
          <table:table-cell office:value-type="percentage" office:value="1.0671263872427541" table:style-name="ce83">
            <text:p>106,7%</text:p>
          </table:table-cell>
          <table:table-cell office:value-type="float" office:value="65666" table:style-name="ce82">
            <text:p>65.666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4956285460868" table:style-name="ce83">
            <text:p>92,4%</text:p>
          </table:table-cell>
          <table:table-cell office:value-type="percentage" office:value="0.78625908497671138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2" table:style-name="ce82">
            <text:p>2.102</text:p>
          </table:table-cell>
          <table:table-cell office:value-type="percentage" office:value="0.83711668657905214" table:style-name="ce83">
            <text:p>83,7%</text:p>
          </table:table-cell>
          <table:table-cell office:value-type="float" office:value="3432" table:style-name="ce82">
            <text:p>3.432</text:p>
          </table:table-cell>
          <table:table-cell office:value-type="percentage" office:value="0.9024454378122535" table:style-name="ce83">
            <text:p>90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7" table:style-name="ce82">
            <text:p>63.117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57445873494859" table:style-name="ce83">
            <text:p>92,5%</text:p>
          </table:table-cell>
          <table:table-cell office:value-type="percentage" office:value="0.7511961153031349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7" table:style-name="ce82">
            <text:p>22.697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4" table:style-name="ce82">
            <text:p>25.134</text:p>
          </table:table-cell>
          <table:table-cell office:value-type="string" table:style-name="ce83">
            <text:p>-</text:p>
          </table:table-cell>
          <table:table-cell office:value-type="float" office:value="1236" table:style-name="ce82">
            <text:p>1.236</text:p>
          </table:table-cell>
          <table:table-cell office:value-type="string" table:style-name="ce83">
            <text:p>-</text:p>
          </table:table-cell>
          <table:table-cell office:value-type="float" office:value="95164" table:style-name="ce82">
            <text:p>95.164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5" table:style-name="ce85">
            <text:p>8.125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511" table:style-name="ce89">
            <text:p>2.952.511</text:p>
          </table:table-cell>
          <table:table-cell office:value-type="percentage" office:value="1" table:style-name="ce90">
            <text:p>100,0%</text:p>
          </table:table-cell>
          <table:table-cell office:value-type="float" office:value="3970379" table:style-name="ce89">
            <text:p>3.970.379</text:p>
          </table:table-cell>
          <table:table-cell office:value-type="percentage" office:value="0.99338225378168543" table:style-name="ce90">
            <text:p>99,3%</text:p>
          </table:table-cell>
          <table:table-cell office:value-type="float" office:value="5340575" table:style-name="ce89">
            <text:p>5.340.575</text:p>
          </table:table-cell>
          <table:table-cell office:value-type="percentage" office:value="0.96966316003529629" table:style-name="ce90">
            <text:p>97,0%</text:p>
          </table:table-cell>
          <table:table-cell office:value-type="float" office:value="6775268" table:style-name="ce89">
            <text:p>6.775.268</text:p>
          </table:table-cell>
          <table:table-cell office:value-type="percentage" office:value="0.95028608440675177" table:style-name="ce90">
            <text:p>95,0%</text:p>
          </table:table-cell>
          <table:table-cell office:value-type="float" office:value="7142725" table:style-name="ce89">
            <text:p>7.142.725</text:p>
          </table:table-cell>
          <table:table-cell office:value-type="percentage" office:value="0.91376492808829379" table:style-name="ce90">
            <text:p>91,4%</text:p>
          </table:table-cell>
          <table:table-cell office:value-type="float" office:value="5140658" table:style-name="ce89">
            <text:p>5.140.658</text:p>
          </table:table-cell>
          <table:table-cell office:value-type="percentage" office:value="0.86513643508436522" table:style-name="ce90">
            <text:p>86,5%</text:p>
          </table:table-cell>
          <table:table-cell office:value-type="float" office:value="4267897" table:style-name="ce89">
            <text:p>4.267.897</text:p>
          </table:table-cell>
          <table:table-cell office:value-type="percentage" office:value="0.86664757884134869" table:style-name="ce90">
            <text:p>86,7%</text:p>
          </table:table-cell>
          <table:table-cell office:value-type="float" office:value="3686081" table:style-name="ce89">
            <text:p>3.686.081</text:p>
          </table:table-cell>
          <table:table-cell office:value-type="percentage" office:value="0.92522995952270626" table:style-name="ce90">
            <text:p>92,5%</text:p>
          </table:table-cell>
          <table:table-cell office:value-type="float" office:value="39276094" table:style-name="ce89">
            <text:p>39.276.094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04333947066009" table:style-name="ce90">
            <text:p>93,1%</text:p>
          </table:table-cell>
          <table:table-cell office:value-type="percentage" office:value="0.82863235670803359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08" table:style-name="ce92">
            <text:p>430.908</text:p>
          </table:table-cell>
          <table:table-cell office:value-type="percentage" office:value="1" table:style-name="ce93">
            <text:p>100,0%</text:p>
          </table:table-cell>
          <table:table-cell office:value-type="float" office:value="653182" table:style-name="ce92">
            <text:p>653.182</text:p>
          </table:table-cell>
          <table:table-cell office:value-type="percentage" office:value="0.99825621291013766" table:style-name="ce93">
            <text:p>99,8%</text:p>
          </table:table-cell>
          <table:table-cell office:value-type="float" office:value="935026" table:style-name="ce92">
            <text:p>935.026</text:p>
          </table:table-cell>
          <table:table-cell office:value-type="percentage" office:value="0.97578553769506038" table:style-name="ce93">
            <text:p>97,6%</text:p>
          </table:table-cell>
          <table:table-cell office:value-type="float" office:value="1225552" table:style-name="ce92">
            <text:p>1.225.552</text:p>
          </table:table-cell>
          <table:table-cell office:value-type="percentage" office:value="0.95181777443303039" table:style-name="ce93">
            <text:p>95,2%</text:p>
          </table:table-cell>
          <table:table-cell office:value-type="float" office:value="1272993" table:style-name="ce92">
            <text:p>1.272.993</text:p>
          </table:table-cell>
          <table:table-cell office:value-type="percentage" office:value="0.91956938199974569" table:style-name="ce93">
            <text:p>92,0%</text:p>
          </table:table-cell>
          <table:table-cell office:value-type="float" office:value="957932" table:style-name="ce92">
            <text:p>957.932</text:p>
          </table:table-cell>
          <table:table-cell office:value-type="percentage" office:value="0.86944588404326484" table:style-name="ce93">
            <text:p>86,9%</text:p>
          </table:table-cell>
          <table:table-cell office:value-type="float" office:value="799494" table:style-name="ce92">
            <text:p>799.494</text:p>
          </table:table-cell>
          <table:table-cell office:value-type="percentage" office:value="0.86328003524411734" table:style-name="ce93">
            <text:p>86,3%</text:p>
          </table:table-cell>
          <table:table-cell office:value-type="float" office:value="762908" table:style-name="ce92">
            <text:p>762.908</text:p>
          </table:table-cell>
          <table:table-cell office:value-type="percentage" office:value="0.98714103456574787" table:style-name="ce93">
            <text:p>98,7%</text:p>
          </table:table-cell>
          <table:table-cell office:value-type="float" office:value="7037995" table:style-name="ce92">
            <text:p>7.037.995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739881633003708" table:style-name="ce93">
            <text:p>93,7%</text:p>
          </table:table-cell>
          <table:table-cell office:value-type="percentage" office:value="0.82778350634899112" table:style-name="ce9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4" table:style-name="ce94">
            <text:p>100.544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7" table:style-name="ce94">
            <text:p>155.587</text:p>
          </table:table-cell>
          <table:table-cell office:value-type="percentage" office:value="0.96452172834914141" table:style-name="ce95">
            <text:p>96,5%</text:p>
          </table:table-cell>
          <table:table-cell office:value-type="float" office:value="188551" table:style-name="ce94">
            <text:p>188.551</text:p>
          </table:table-cell>
          <table:table-cell office:value-type="percentage" office:value="0.93820470717022442" table:style-name="ce95">
            <text:p>93,8%</text:p>
          </table:table-cell>
          <table:table-cell office:value-type="float" office:value="191299" table:style-name="ce94">
            <text:p>191.299</text:p>
          </table:table-cell>
          <table:table-cell office:value-type="percentage" office:value="0.89543946039309674" table:style-name="ce95">
            <text:p>89,5%</text:p>
          </table:table-cell>
          <table:table-cell office:value-type="float" office:value="130301" table:style-name="ce94">
            <text:p>130.301</text:p>
          </table:table-cell>
          <table:table-cell office:value-type="percentage" office:value="0.82324138541048031" table:style-name="ce95">
            <text:p>82,3%</text:p>
          </table:table-cell>
          <table:table-cell office:value-type="float" office:value="108678" table:style-name="ce94">
            <text:p>108.678</text:p>
          </table:table-cell>
          <table:table-cell office:value-type="percentage" office:value="0.83088426428538664" table:style-name="ce95">
            <text:p>83,1%</text:p>
          </table:table-cell>
          <table:table-cell office:value-type="float" office:value="98405" table:style-name="ce94">
            <text:p>98.405</text:p>
          </table:table-cell>
          <table:table-cell office:value-type="percentage" office:value="0.91935498939619009" table:style-name="ce95">
            <text:p>91,9%</text:p>
          </table:table-cell>
          <table:table-cell office:value-type="float" office:value="1092649" table:style-name="ce94">
            <text:p>1.092.649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4944577470475" table:style-name="ce95">
            <text:p>91,9%</text:p>
          </table:table-cell>
          <table:table-cell office:value-type="percentage" office:value="0.82084134342699044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38" table:style-name="ce94">
            <text:p>88.638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4" table:style-name="ce94">
            <text:p>149.554</text:p>
          </table:table-cell>
          <table:table-cell office:value-type="percentage" office:value="0.98397262977827493" table:style-name="ce95">
            <text:p>98,4%</text:p>
          </table:table-cell>
          <table:table-cell office:value-type="float" office:value="155007" table:style-name="ce94">
            <text:p>155.007</text:p>
          </table:table-cell>
          <table:table-cell office:value-type="percentage" office:value="0.95634335494777367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300968493318623" table:style-name="ce95">
            <text:p>103,0%</text:p>
          </table:table-cell>
          <table:table-cell office:value-type="float" office:value="886992" table:style-name="ce94">
            <text:p>886.992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664129176617" table:style-name="ce95">
            <text:p>95,3%</text:p>
          </table:table-cell>
          <table:table-cell office:value-type="percentage" office:value="0.87570503776820563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2" table:style-name="ce94">
            <text:p>51.452</text:p>
          </table:table-cell>
          <table:table-cell office:value-type="percentage" office:value="0.95933473794119295" table:style-name="ce95">
            <text:p>95,9%</text:p>
          </table:table-cell>
          <table:table-cell office:value-type="float" office:value="79891" table:style-name="ce94">
            <text:p>79.891</text:p>
          </table:table-cell>
          <table:table-cell office:value-type="percentage" office:value="0.91582410528005131" table:style-name="ce95">
            <text:p>91,6%</text:p>
          </table:table-cell>
          <table:table-cell office:value-type="float" office:value="112222" table:style-name="ce94">
            <text:p>112.222</text:p>
          </table:table-cell>
          <table:table-cell office:value-type="percentage" office:value="0.88091182404056734" table:style-name="ce95">
            <text:p>88,1%</text:p>
          </table:table-cell>
          <table:table-cell office:value-type="float" office:value="153226" table:style-name="ce94">
            <text:p>153.226</text:p>
          </table:table-cell>
          <table:table-cell office:value-type="percentage" office:value="0.86320616535592765" table:style-name="ce95">
            <text:p>86,3%</text:p>
          </table:table-cell>
          <table:table-cell office:value-type="float" office:value="173024" table:style-name="ce94">
            <text:p>173.024</text:p>
          </table:table-cell>
          <table:table-cell office:value-type="percentage" office:value="0.7987332831693772" table:style-name="ce95">
            <text:p>79,9%</text:p>
          </table:table-cell>
          <table:table-cell office:value-type="float" office:value="133800" table:style-name="ce94">
            <text:p>133.800</text:p>
          </table:table-cell>
          <table:table-cell office:value-type="percentage" office:value="0.72698821496682908" table:style-name="ce95">
            <text:p>72,7%</text:p>
          </table:table-cell>
          <table:table-cell office:value-type="float" office:value="103102" table:style-name="ce94">
            <text:p>103.102</text:p>
          </table:table-cell>
          <table:table-cell office:value-type="percentage" office:value="0.75140110630916901" table:style-name="ce95">
            <text:p>75,1%</text:p>
          </table:table-cell>
          <table:table-cell office:value-type="float" office:value="86017" table:style-name="ce94">
            <text:p>86.017</text:p>
          </table:table-cell>
          <table:table-cell office:value-type="percentage" office:value="0.86417979424529823" table:style-name="ce95">
            <text:p>86,4%</text:p>
          </table:table-cell>
          <table:table-cell office:value-type="float" office:value="892734" table:style-name="ce94">
            <text:p>892.734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17348066400353" table:style-name="ce95">
            <text:p>82,4%</text:p>
          </table:table-cell>
          <table:table-cell office:value-type="percentage" office:value="0.73188415896374326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261" table:style-name="ce94">
            <text:p>93.261</text:p>
          </table:table-cell>
          <table:table-cell office:value-type="percentage" office:value="0.92924612901297299" table:style-name="ce95">
            <text:p>92,9%</text:p>
          </table:table-cell>
          <table:table-cell office:value-type="float" office:value="152594" table:style-name="ce94">
            <text:p>152.594</text:p>
          </table:table-cell>
          <table:table-cell office:value-type="percentage" office:value="0.91130274834872138" table:style-name="ce95">
            <text:p>91,1%</text:p>
          </table:table-cell>
          <table:table-cell office:value-type="float" office:value="226253" table:style-name="ce94">
            <text:p>226.253</text:p>
          </table:table-cell>
          <table:table-cell office:value-type="percentage" office:value="0.89941762238874201" table:style-name="ce95">
            <text:p>89,9%</text:p>
          </table:table-cell>
          <table:table-cell office:value-type="float" office:value="325125" table:style-name="ce94">
            <text:p>325.125</text:p>
          </table:table-cell>
          <table:table-cell office:value-type="percentage" office:value="0.88289924968838851" table:style-name="ce95">
            <text:p>88,3%</text:p>
          </table:table-cell>
          <table:table-cell office:value-type="float" office:value="322818" table:style-name="ce94">
            <text:p>322.818</text:p>
          </table:table-cell>
          <table:table-cell office:value-type="percentage" office:value="0.81911673285038256" table:style-name="ce95">
            <text:p>81,9%</text:p>
          </table:table-cell>
          <table:table-cell office:value-type="float" office:value="234466" table:style-name="ce94">
            <text:p>234.466</text:p>
          </table:table-cell>
          <table:table-cell office:value-type="percentage" office:value="0.74942306831766081" table:style-name="ce95">
            <text:p>74,9%</text:p>
          </table:table-cell>
          <table:table-cell office:value-type="float" office:value="192728" table:style-name="ce94">
            <text:p>192.728</text:p>
          </table:table-cell>
          <table:table-cell office:value-type="percentage" office:value="0.75677246329578163" table:style-name="ce95">
            <text:p>75,7%</text:p>
          </table:table-cell>
          <table:table-cell office:value-type="float" office:value="171310" table:style-name="ce94">
            <text:p>171.310</text:p>
          </table:table-cell>
          <table:table-cell office:value-type="percentage" office:value="0.92969364773559815" table:style-name="ce95">
            <text:p>93,0%</text:p>
          </table:table-cell>
          <table:table-cell office:value-type="float" office:value="1718555" table:style-name="ce94">
            <text:p>1.718.555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11630857535702" table:style-name="ce95">
            <text:p>84,5%</text:p>
          </table:table-cell>
          <table:table-cell office:value-type="percentage" office:value="0.76571856053973297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4" table:style-name="ce94">
            <text:p>42.304</text:p>
          </table:table-cell>
          <table:table-cell office:value-type="percentage" office:value="1" table:style-name="ce95">
            <text:p>100,0%</text:p>
          </table:table-cell>
          <table:table-cell office:value-type="float" office:value="56122" table:style-name="ce94">
            <text:p>56.122</text:p>
          </table:table-cell>
          <table:table-cell office:value-type="percentage" office:value="1" table:style-name="ce95">
            <text:p>100,0%</text:p>
          </table:table-cell>
          <table:table-cell office:value-type="float" office:value="77188" table:style-name="ce94">
            <text:p>77.188</text:p>
          </table:table-cell>
          <table:table-cell office:value-type="percentage" office:value="0.97389505027947054" table:style-name="ce95">
            <text:p>97,4%</text:p>
          </table:table-cell>
          <table:table-cell office:value-type="float" office:value="85144" table:style-name="ce94">
            <text:p>85.144</text:p>
          </table:table-cell>
          <table:table-cell office:value-type="percentage" office:value="0.93595690887105643" table:style-name="ce95">
            <text:p>93,6%</text:p>
          </table:table-cell>
          <table:table-cell office:value-type="float" office:value="89358" table:style-name="ce94">
            <text:p>89.358</text:p>
          </table:table-cell>
          <table:table-cell office:value-type="percentage" office:value="0.91756515310208864" table:style-name="ce95">
            <text:p>91,8%</text:p>
          </table:table-cell>
          <table:table-cell office:value-type="float" office:value="56821" table:style-name="ce94">
            <text:p>56.821</text:p>
          </table:table-cell>
          <table:table-cell office:value-type="percentage" office:value="0.84607939485988271" table:style-name="ce95">
            <text:p>84,6%</text:p>
          </table:table-cell>
          <table:table-cell office:value-type="float" office:value="43420" table:style-name="ce94">
            <text:p>43.420</text:p>
          </table:table-cell>
          <table:table-cell office:value-type="percentage" office:value="0.85349792620840126" table:style-name="ce95">
            <text:p>85,3%</text:p>
          </table:table-cell>
          <table:table-cell office:value-type="float" office:value="46231" table:style-name="ce94">
            <text:p>46.231</text:p>
          </table:table-cell>
          <table:table-cell office:value-type="percentage" office:value="1.0209350087229203" table:style-name="ce95">
            <text:p>102,1%</text:p>
          </table:table-cell>
          <table:table-cell office:value-type="float" office:value="496588" table:style-name="ce94">
            <text:p>496.588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18137524617596" table:style-name="ce95">
            <text:p>94,2%</text:p>
          </table:table-cell>
          <table:table-cell office:value-type="percentage" office:value="0.8508245453221509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304" table:style-name="ce94">
            <text:p>228.304</text:p>
          </table:table-cell>
          <table:table-cell office:value-type="percentage" office:value="1" table:style-name="ce95">
            <text:p>100,0%</text:p>
          </table:table-cell>
          <table:table-cell office:value-type="float" office:value="250787" table:style-name="ce94">
            <text:p>250.787</text:p>
          </table:table-cell>
          <table:table-cell office:value-type="percentage" office:value="1" table:style-name="ce95">
            <text:p>100,0%</text:p>
          </table:table-cell>
          <table:table-cell office:value-type="float" office:value="324013" table:style-name="ce94">
            <text:p>324.013</text:p>
          </table:table-cell>
          <table:table-cell office:value-type="percentage" office:value="0.99012965899958139" table:style-name="ce95">
            <text:p>99,0%</text:p>
          </table:table-cell>
          <table:table-cell office:value-type="float" office:value="355575" table:style-name="ce94">
            <text:p>355.575</text:p>
          </table:table-cell>
          <table:table-cell office:value-type="percentage" office:value="0.93277072845701636" table:style-name="ce95">
            <text:p>93,3%</text:p>
          </table:table-cell>
          <table:table-cell office:value-type="float" office:value="324133" table:style-name="ce94">
            <text:p>324.133</text:p>
          </table:table-cell>
          <table:table-cell office:value-type="percentage" office:value="0.89986452046351773" table:style-name="ce95">
            <text:p>90,0%</text:p>
          </table:table-cell>
          <table:table-cell office:value-type="float" office:value="216535" table:style-name="ce94">
            <text:p>216.535</text:p>
          </table:table-cell>
          <table:table-cell office:value-type="percentage" office:value="0.83635893117859272" table:style-name="ce95">
            <text:p>83,6%</text:p>
          </table:table-cell>
          <table:table-cell office:value-type="float" office:value="178732" table:style-name="ce94">
            <text:p>178.732</text:p>
          </table:table-cell>
          <table:table-cell office:value-type="percentage" office:value="0.84395525524249337" table:style-name="ce95">
            <text:p>84,4%</text:p>
          </table:table-cell>
          <table:table-cell office:value-type="float" office:value="164211" table:style-name="ce94">
            <text:p>164.211</text:p>
          </table:table-cell>
          <table:table-cell office:value-type="percentage" office:value="0.9762957942424999" table:style-name="ce95">
            <text:p>97,6%</text:p>
          </table:table-cell>
          <table:table-cell office:value-type="float" office:value="2042290" table:style-name="ce94">
            <text:p>2.042.290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402163479577138" table:style-name="ce95">
            <text:p>94,0%</text:p>
          </table:table-cell>
          <table:table-cell office:value-type="percentage" office:value="0.85571443475768749" table:style-name="ce9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32" table:style-name="ce94">
            <text:p>137.232</text:p>
          </table:table-cell>
          <table:table-cell office:value-type="percentage" office:value="1" table:style-name="ce95">
            <text:p>100,0%</text:p>
          </table:table-cell>
          <table:table-cell office:value-type="float" office:value="158446" table:style-name="ce94">
            <text:p>158.446</text:p>
          </table:table-cell>
          <table:table-cell office:value-type="percentage" office:value="1" table:style-name="ce95">
            <text:p>100,0%</text:p>
          </table:table-cell>
          <table:table-cell office:value-type="float" office:value="223326" table:style-name="ce94">
            <text:p>223.326</text:p>
          </table:table-cell>
          <table:table-cell office:value-type="percentage" office:value="0.97937972529689332" table:style-name="ce95">
            <text:p>97,9%</text:p>
          </table:table-cell>
          <table:table-cell office:value-type="float" office:value="286865" table:style-name="ce94">
            <text:p>286.865</text:p>
          </table:table-cell>
          <table:table-cell office:value-type="percentage" office:value="0.92118995398305115" table:style-name="ce95">
            <text:p>92,1%</text:p>
          </table:table-cell>
          <table:table-cell office:value-type="float" office:value="287383" table:style-name="ce94">
            <text:p>287.383</text:p>
          </table:table-cell>
          <table:table-cell office:value-type="percentage" office:value="0.86906414338894589" table:style-name="ce95">
            <text:p>86,9%</text:p>
          </table:table-cell>
          <table:table-cell office:value-type="float" office:value="207165" table:style-name="ce94">
            <text:p>207.165</text:p>
          </table:table-cell>
          <table:table-cell office:value-type="percentage" office:value="0.80374081962824584" table:style-name="ce95">
            <text:p>80,4%</text:p>
          </table:table-cell>
          <table:table-cell office:value-type="float" office:value="174919" table:style-name="ce94">
            <text:p>174.919</text:p>
          </table:table-cell>
          <table:table-cell office:value-type="percentage" office:value="0.7987460729159056" table:style-name="ce95">
            <text:p>79,9%</text:p>
          </table:table-cell>
          <table:table-cell office:value-type="float" office:value="167935" table:style-name="ce94">
            <text:p>167.935</text:p>
          </table:table-cell>
          <table:table-cell office:value-type="percentage" office:value="0.94443132226571291" table:style-name="ce95">
            <text:p>94,4%</text:p>
          </table:table-cell>
          <table:table-cell office:value-type="float" office:value="1643271" table:style-name="ce94">
            <text:p>1.643.271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484405439842475" table:style-name="ce95">
            <text:p>90,5%</text:p>
          </table:table-cell>
          <table:table-cell office:value-type="percentage" office:value="0.80212148842948738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52" table:style-name="ce94">
            <text:p>455.852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2" table:style-name="ce94">
            <text:p>618.662</text:p>
          </table:table-cell>
          <table:table-cell office:value-type="percentage" office:value="0.97314293983666178" table:style-name="ce95">
            <text:p>97,3%</text:p>
          </table:table-cell>
          <table:table-cell office:value-type="float" office:value="802597" table:style-name="ce94">
            <text:p>802.597</text:p>
          </table:table-cell>
          <table:table-cell office:value-type="percentage" office:value="0.9414804266121124" table:style-name="ce95">
            <text:p>94,1%</text:p>
          </table:table-cell>
          <table:table-cell office:value-type="float" office:value="1040386" table:style-name="ce94">
            <text:p>1.040.386</text:p>
          </table:table-cell>
          <table:table-cell office:value-type="percentage" office:value="0.94804542733239716" table:style-name="ce95">
            <text:p>94,8%</text:p>
          </table:table-cell>
          <table:table-cell office:value-type="float" office:value="1157007" table:style-name="ce94">
            <text:p>1.157.007</text:p>
          </table:table-cell>
          <table:table-cell office:value-type="percentage" office:value="0.90707941012755477" table:style-name="ce95">
            <text:p>90,7%</text:p>
          </table:table-cell>
          <table:table-cell office:value-type="float" office:value="820604" table:style-name="ce94">
            <text:p>820.604</text:p>
          </table:table-cell>
          <table:table-cell office:value-type="percentage" office:value="0.84893464704105404" table:style-name="ce95">
            <text:p>84,9%</text:p>
          </table:table-cell>
          <table:table-cell office:value-type="float" office:value="685775" table:style-name="ce94">
            <text:p>685.775</text:p>
          </table:table-cell>
          <table:table-cell office:value-type="percentage" office:value="0.82718271175768865" table:style-name="ce95">
            <text:p>82,7%</text:p>
          </table:table-cell>
          <table:table-cell office:value-type="float" office:value="613397" table:style-name="ce94">
            <text:p>613.397</text:p>
          </table:table-cell>
          <table:table-cell office:value-type="percentage" office:value="0.91365922757137341" table:style-name="ce95">
            <text:p>91,4%</text:p>
          </table:table-cell>
          <table:table-cell office:value-type="float" office:value="6194280" table:style-name="ce94">
            <text:p>6.194.280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28544674506751" table:style-name="ce95">
            <text:p>91,3%</text:p>
          </table:table-cell>
          <table:table-cell office:value-type="percentage" office:value="0.80746652469942004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78" table:style-name="ce94">
            <text:p>295.578</text:p>
          </table:table-cell>
          <table:table-cell office:value-type="percentage" office:value="1" table:style-name="ce95">
            <text:p>100,0%</text:p>
          </table:table-cell>
          <table:table-cell office:value-type="float" office:value="435745" table:style-name="ce94">
            <text:p>435.745</text:p>
          </table:table-cell>
          <table:table-cell office:value-type="percentage" office:value="0.99083397002110163" table:style-name="ce95">
            <text:p>99,1%</text:p>
          </table:table-cell>
          <table:table-cell office:value-type="float" office:value="579756" table:style-name="ce94">
            <text:p>579.756</text:p>
          </table:table-cell>
          <table:table-cell office:value-type="percentage" office:value="0.97088789898516259" table:style-name="ce95">
            <text:p>97,1%</text:p>
          </table:table-cell>
          <table:table-cell office:value-type="float" office:value="733799" table:style-name="ce94">
            <text:p>733.799</text:p>
          </table:table-cell>
          <table:table-cell office:value-type="percentage" office:value="0.96261688373020449" table:style-name="ce95">
            <text:p>96,3%</text:p>
          </table:table-cell>
          <table:table-cell office:value-type="float" office:value="770027" table:style-name="ce94">
            <text:p>770.027</text:p>
          </table:table-cell>
          <table:table-cell office:value-type="percentage" office:value="0.91591047229586919" table:style-name="ce95">
            <text:p>91,6%</text:p>
          </table:table-cell>
          <table:table-cell office:value-type="float" office:value="530684" table:style-name="ce94">
            <text:p>530.684</text:p>
          </table:table-cell>
          <table:table-cell office:value-type="percentage" office:value="0.86441740875454665" table:style-name="ce95">
            <text:p>86,4%</text:p>
          </table:table-cell>
          <table:table-cell office:value-type="float" office:value="447362" table:style-name="ce94">
            <text:p>447.362</text:p>
          </table:table-cell>
          <table:table-cell office:value-type="percentage" office:value="0.87243673126315158" table:style-name="ce95">
            <text:p>87,2%</text:p>
          </table:table-cell>
          <table:table-cell office:value-type="float" office:value="430259" table:style-name="ce94">
            <text:p>430.259</text:p>
          </table:table-cell>
          <table:table-cell office:value-type="percentage" office:value="0.99420013910423344" table:style-name="ce95">
            <text:p>99,4%</text:p>
          </table:table-cell>
          <table:table-cell office:value-type="float" office:value="4223210" table:style-name="ce94">
            <text:p>4.223.210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15706943815547" table:style-name="ce95">
            <text:p>94,0%</text:p>
          </table:table-cell>
          <table:table-cell office:value-type="percentage" office:value="0.83676884196594248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6" table:style-name="ce94">
            <text:p>77.696</text:p>
          </table:table-cell>
          <table:table-cell office:value-type="percentage" office:value="1" table:style-name="ce95">
            <text:p>100,0%</text:p>
          </table:table-cell>
          <table:table-cell office:value-type="float" office:value="95787" table:style-name="ce94">
            <text:p>95.787</text:p>
          </table:table-cell>
          <table:table-cell office:value-type="percentage" office:value="1" table:style-name="ce95">
            <text:p>100,0%</text:p>
          </table:table-cell>
          <table:table-cell office:value-type="float" office:value="132905" table:style-name="ce94">
            <text:p>132.905</text:p>
          </table:table-cell>
          <table:table-cell office:value-type="percentage" office:value="1.0169874124803917" table:style-name="ce95">
            <text:p>101,7%</text:p>
          </table:table-cell>
          <table:table-cell office:value-type="float" office:value="161625" table:style-name="ce94">
            <text:p>161.625</text:p>
          </table:table-cell>
          <table:table-cell office:value-type="percentage" office:value="0.96232279268604903" table:style-name="ce95">
            <text:p>96,2%</text:p>
          </table:table-cell>
          <table:table-cell office:value-type="float" office:value="146268" table:style-name="ce94">
            <text:p>146.268</text:p>
          </table:table-cell>
          <table:table-cell office:value-type="percentage" office:value="0.92847349177330896" table:style-name="ce95">
            <text:p>92,8%</text:p>
          </table:table-cell>
          <table:table-cell office:value-type="float" office:value="113408" table:style-name="ce94">
            <text:p>113.408</text:p>
          </table:table-cell>
          <table:table-cell office:value-type="percentage" office:value="0.87343078510805439" table:style-name="ce95">
            <text:p>87,3%</text:p>
          </table:table-cell>
          <table:table-cell office:value-type="float" office:value="93652" table:style-name="ce94">
            <text:p>93.652</text:p>
          </table:table-cell>
          <table:table-cell office:value-type="percentage" office:value="0.83241782660480335" table:style-name="ce95">
            <text:p>83,2%</text:p>
          </table:table-cell>
          <table:table-cell office:value-type="float" office:value="86632" table:style-name="ce94">
            <text:p>86.632</text:p>
          </table:table-cell>
          <table:table-cell office:value-type="percentage" office:value="1.0107689974215077" table:style-name="ce95">
            <text:p>101,1%</text:p>
          </table:table-cell>
          <table:table-cell office:value-type="float" office:value="907973" table:style-name="ce94">
            <text:p>907.973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87173251639668" table:style-name="ce95">
            <text:p>95,6%</text:p>
          </table:table-cell>
          <table:table-cell office:value-type="percentage" office:value="0.85819835368464437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13" table:style-name="ce94">
            <text:p>241.813</text:p>
          </table:table-cell>
          <table:table-cell office:value-type="percentage" office:value="1" table:style-name="ce95">
            <text:p>100,0%</text:p>
          </table:table-cell>
          <table:table-cell office:value-type="float" office:value="291571" table:style-name="ce94">
            <text:p>291.571</text:p>
          </table:table-cell>
          <table:table-cell office:value-type="percentage" office:value="0.99856843922202554" table:style-name="ce95">
            <text:p>99,9%</text:p>
          </table:table-cell>
          <table:table-cell office:value-type="float" office:value="348195" table:style-name="ce94">
            <text:p>348.195</text:p>
          </table:table-cell>
          <table:table-cell office:value-type="percentage" office:value="0.98480905969465393" table:style-name="ce95">
            <text:p>98,5%</text:p>
          </table:table-cell>
          <table:table-cell office:value-type="float" office:value="393029" table:style-name="ce94">
            <text:p>393.029</text:p>
          </table:table-cell>
          <table:table-cell office:value-type="percentage" office:value="0.96048142717497553" table:style-name="ce95">
            <text:p>96,0%</text:p>
          </table:table-cell>
          <table:table-cell office:value-type="float" office:value="411452" table:style-name="ce94">
            <text:p>411.452</text:p>
          </table:table-cell>
          <table:table-cell office:value-type="percentage" office:value="0.92912742160207928" table:style-name="ce95">
            <text:p>92,9%</text:p>
          </table:table-cell>
          <table:table-cell office:value-type="float" office:value="267509" table:style-name="ce94">
            <text:p>267.509</text:p>
          </table:table-cell>
          <table:table-cell office:value-type="percentage" office:value="0.86685266916830306" table:style-name="ce95">
            <text:p>86,7%</text:p>
          </table:table-cell>
          <table:table-cell office:value-type="float" office:value="202648" table:style-name="ce94">
            <text:p>202.648</text:p>
          </table:table-cell>
          <table:table-cell office:value-type="percentage" office:value="0.8796936994816853" table:style-name="ce95">
            <text:p>88,0%</text:p>
          </table:table-cell>
          <table:table-cell office:value-type="float" office:value="193157" table:style-name="ce94">
            <text:p>193.157</text:p>
          </table:table-cell>
          <table:table-cell office:value-type="percentage" office:value="1.0535223405183698" table:style-name="ce95">
            <text:p>105,4%</text:p>
          </table:table-cell>
          <table:table-cell office:value-type="float" office:value="2349374" table:style-name="ce94">
            <text:p>2.349.374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53604231377287" table:style-name="ce95">
            <text:p>95,7%</text:p>
          </table:table-cell>
          <table:table-cell office:value-type="percentage" office:value="0.87114646724580591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27" table:style-name="ce94">
            <text:p>25.127</text:p>
          </table:table-cell>
          <table:table-cell office:value-type="percentage" office:value="1" table:style-name="ce95">
            <text:p>100,0%</text:p>
          </table:table-cell>
          <table:table-cell office:value-type="float" office:value="30719" table:style-name="ce94">
            <text:p>30.719</text:p>
          </table:table-cell>
          <table:table-cell office:value-type="percentage" office:value="1" table:style-name="ce95">
            <text:p>100,0%</text:p>
          </table:table-cell>
          <table:table-cell office:value-type="float" office:value="39721" table:style-name="ce94">
            <text:p>39.721</text:p>
          </table:table-cell>
          <table:table-cell office:value-type="percentage" office:value="1.0286683586264049" table:style-name="ce95">
            <text:p>102,9%</text:p>
          </table:table-cell>
          <table:table-cell office:value-type="float" office:value="46324" table:style-name="ce94">
            <text:p>46.324</text:p>
          </table:table-cell>
          <table:table-cell office:value-type="percentage" office:value="0.97524210526315791" table:style-name="ce95">
            <text:p>97,5%</text:p>
          </table:table-cell>
          <table:table-cell office:value-type="float" office:value="48668" table:style-name="ce94">
            <text:p>48.668</text:p>
          </table:table-cell>
          <table:table-cell office:value-type="percentage" office:value="0.94091717577913536" table:style-name="ce95">
            <text:p>94,1%</text:p>
          </table:table-cell>
          <table:table-cell office:value-type="float" office:value="32475" table:style-name="ce94">
            <text:p>32.475</text:p>
          </table:table-cell>
          <table:table-cell office:value-type="percentage" office:value="0.87684955178745005" table:style-name="ce95">
            <text:p>87,7%</text:p>
          </table:table-cell>
          <table:table-cell office:value-type="float" office:value="25549" table:style-name="ce94">
            <text:p>25.549</text:p>
          </table:table-cell>
          <table:table-cell office:value-type="percentage" office:value="0.84694689385400779" table:style-name="ce95">
            <text:p>84,7%</text:p>
          </table:table-cell>
          <table:table-cell office:value-type="float" office:value="25731" table:style-name="ce94">
            <text:p>25.731</text:p>
          </table:table-cell>
          <table:table-cell office:value-type="percentage" office:value="0.99022512988262457" table:style-name="ce95">
            <text:p>99,0%</text:p>
          </table:table-cell>
          <table:table-cell office:value-type="float" office:value="274314" table:style-name="ce94">
            <text:p>274.314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54517033242272" table:style-name="ce95">
            <text:p>97,5%</text:p>
          </table:table-cell>
          <table:table-cell office:value-type="percentage" office:value="0.86759905875208743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370" table:style-name="ce94">
            <text:p>372.370</text:p>
          </table:table-cell>
          <table:table-cell office:value-type="percentage" office:value="1" table:style-name="ce95">
            <text:p>100,0%</text:p>
          </table:table-cell>
          <table:table-cell office:value-type="float" office:value="511477" table:style-name="ce94">
            <text:p>511.477</text:p>
          </table:table-cell>
          <table:table-cell office:value-type="percentage" office:value="0.97045251873636273" table:style-name="ce95">
            <text:p>97,0%</text:p>
          </table:table-cell>
          <table:table-cell office:value-type="float" office:value="691750" table:style-name="ce94">
            <text:p>691.750</text:p>
          </table:table-cell>
          <table:table-cell office:value-type="percentage" office:value="0.96015312481782422" table:style-name="ce95">
            <text:p>96,0%</text:p>
          </table:table-cell>
          <table:table-cell office:value-type="float" office:value="962744" table:style-name="ce94">
            <text:p>962.744</text:p>
          </table:table-cell>
          <table:table-cell office:value-type="percentage" office:value="0.97270547678778374" table:style-name="ce95">
            <text:p>97,3%</text:p>
          </table:table-cell>
          <table:table-cell office:value-type="float" office:value="1053982" table:style-name="ce94">
            <text:p>1.053.982</text:p>
          </table:table-cell>
          <table:table-cell office:value-type="percentage" office:value="0.91172310825037006" table:style-name="ce95">
            <text:p>91,2%</text:p>
          </table:table-cell>
          <table:table-cell office:value-type="float" office:value="775019" table:style-name="ce94">
            <text:p>775.019</text:p>
          </table:table-cell>
          <table:table-cell office:value-type="percentage" office:value="0.86032542815404223" table:style-name="ce95">
            <text:p>86,0%</text:p>
          </table:table-cell>
          <table:table-cell office:value-type="float" office:value="631165" table:style-name="ce94">
            <text:p>631.165</text:p>
          </table:table-cell>
          <table:table-cell office:value-type="percentage" office:value="0.85807762008926569" table:style-name="ce95">
            <text:p>85,8%</text:p>
          </table:table-cell>
          <table:table-cell office:value-type="float" office:value="540340" table:style-name="ce94">
            <text:p>540.340</text:p>
          </table:table-cell>
          <table:table-cell office:value-type="percentage" office:value="0.94673581665907414" table:style-name="ce95">
            <text:p>94,7%</text:p>
          </table:table-cell>
          <table:table-cell office:value-type="float" office:value="5538847" table:style-name="ce94">
            <text:p>5.538.847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63897886217639" table:style-name="ce95">
            <text:p>92,8%</text:p>
          </table:table-cell>
          <table:table-cell office:value-type="percentage" office:value="0.81986205095807652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69" table:style-name="ce94">
            <text:p>75.969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2" table:style-name="ce94">
            <text:p>108.342</text:p>
          </table:table-cell>
          <table:table-cell office:value-type="percentage" office:value="1" table:style-name="ce95">
            <text:p>100,0%</text:p>
          </table:table-cell>
          <table:table-cell office:value-type="float" office:value="154046" table:style-name="ce94">
            <text:p>154.046</text:p>
          </table:table-cell>
          <table:table-cell office:value-type="percentage" office:value="1.0032890237786649" table:style-name="ce95">
            <text:p>100,3%</text:p>
          </table:table-cell>
          <table:table-cell office:value-type="float" office:value="212069" table:style-name="ce94">
            <text:p>212.069</text:p>
          </table:table-cell>
          <table:table-cell office:value-type="percentage" office:value="0.97233417238644126" table:style-name="ce95">
            <text:p>97,2%</text:p>
          </table:table-cell>
          <table:table-cell office:value-type="float" office:value="236106" table:style-name="ce94">
            <text:p>236.106</text:p>
          </table:table-cell>
          <table:table-cell office:value-type="percentage" office:value="0.93519178668187652" table:style-name="ce95">
            <text:p>93,5%</text:p>
          </table:table-cell>
          <table:table-cell office:value-type="float" office:value="172170" table:style-name="ce94">
            <text:p>172.170</text:p>
          </table:table-cell>
          <table:table-cell office:value-type="percentage" office:value="0.86485427529461412" table:style-name="ce95">
            <text:p>86,5%</text:p>
          </table:table-cell>
          <table:table-cell office:value-type="float" office:value="145871" table:style-name="ce94">
            <text:p>145.871</text:p>
          </table:table-cell>
          <table:table-cell office:value-type="percentage" office:value="0.83863308401221115" table:style-name="ce95">
            <text:p>83,9%</text:p>
          </table:table-cell>
          <table:table-cell office:value-type="float" office:value="134161" table:style-name="ce94">
            <text:p>134.161</text:p>
          </table:table-cell>
          <table:table-cell office:value-type="percentage" office:value="0.92770509487193675" table:style-name="ce95">
            <text:p>92,8%</text:p>
          </table:table-cell>
          <table:table-cell office:value-type="float" office:value="1238734" table:style-name="ce94">
            <text:p>1.238.734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13421229586203" table:style-name="ce95">
            <text:p>94,0%</text:p>
          </table:table-cell>
          <table:table-cell office:value-type="percentage" office:value="0.81868590870518065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5" table:style-name="ce94">
            <text:p>42.325</text:p>
          </table:table-cell>
          <table:table-cell office:value-type="percentage" office:value="1" table:style-name="ce95">
            <text:p>100,0%</text:p>
          </table:table-cell>
          <table:table-cell office:value-type="float" office:value="55912" table:style-name="ce94">
            <text:p>55.912</text:p>
          </table:table-cell>
          <table:table-cell office:value-type="percentage" office:value="0.98714689265536726" table:style-name="ce95">
            <text:p>98,7%</text:p>
          </table:table-cell>
          <table:table-cell office:value-type="float" office:value="72506" table:style-name="ce94">
            <text:p>72.506</text:p>
          </table:table-cell>
          <table:table-cell office:value-type="percentage" office:value="0.95818686401480113" table:style-name="ce95">
            <text:p>95,8%</text:p>
          </table:table-cell>
          <table:table-cell office:value-type="float" office:value="92817" table:style-name="ce94">
            <text:p>92.817</text:p>
          </table:table-cell>
          <table:table-cell office:value-type="percentage" office:value="0.95003991893385742" table:style-name="ce95">
            <text:p>95,0%</text:p>
          </table:table-cell>
          <table:table-cell office:value-type="float" office:value="96616" table:style-name="ce94">
            <text:p>96.616</text:p>
          </table:table-cell>
          <table:table-cell office:value-type="percentage" office:value="0.9138598034486346" table:style-name="ce95">
            <text:p>91,4%</text:p>
          </table:table-cell>
          <table:table-cell office:value-type="float" office:value="65821" table:style-name="ce94">
            <text:p>65.821</text:p>
          </table:table-cell>
          <table:table-cell office:value-type="percentage" office:value="0.85783732356736042" table:style-name="ce95">
            <text:p>85,8%</text:p>
          </table:table-cell>
          <table:table-cell office:value-type="float" office:value="59488" table:style-name="ce94">
            <text:p>59.488</text:p>
          </table:table-cell>
          <table:table-cell office:value-type="percentage" office:value="0.8646260283131304" table:style-name="ce95">
            <text:p>86,5%</text:p>
          </table:table-cell>
          <table:table-cell office:value-type="float" office:value="56189" table:style-name="ce94">
            <text:p>56.189</text:p>
          </table:table-cell>
          <table:table-cell office:value-type="percentage" office:value="0.97684323986022492" table:style-name="ce95">
            <text:p>97,7%</text:p>
          </table:table-cell>
          <table:table-cell office:value-type="float" office:value="541674" table:style-name="ce94">
            <text:p>541.674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64059747592965" table:style-name="ce95">
            <text:p>93,4%</text:p>
          </table:table-cell>
          <table:table-cell office:value-type="percentage" office:value="0.82364586849620014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1" table:style-name="ce94">
            <text:p>164.041</text:p>
          </table:table-cell>
          <table:table-cell office:value-type="percentage" office:value="1.0283025964419592" table:style-name="ce95">
            <text:p>102,8%</text:p>
          </table:table-cell>
          <table:table-cell office:value-type="float" office:value="214933" table:style-name="ce94">
            <text:p>214.933</text:p>
          </table:table-cell>
          <table:table-cell office:value-type="percentage" office:value="0.99337696310880641" table:style-name="ce95">
            <text:p>99,3%</text:p>
          </table:table-cell>
          <table:table-cell office:value-type="float" office:value="278694" table:style-name="ce94">
            <text:p>278.694</text:p>
          </table:table-cell>
          <table:table-cell office:value-type="percentage" office:value="0.98075400386397948" table:style-name="ce95">
            <text:p>98,1%</text:p>
          </table:table-cell>
          <table:table-cell office:value-type="float" office:value="327499" table:style-name="ce94">
            <text:p>327.499</text:p>
          </table:table-cell>
          <table:table-cell office:value-type="percentage" office:value="0.97046229705423048" table:style-name="ce95">
            <text:p>97,0%</text:p>
          </table:table-cell>
          <table:table-cell office:value-type="float" office:value="325272" table:style-name="ce94">
            <text:p>325.272</text:p>
          </table:table-cell>
          <table:table-cell office:value-type="percentage" office:value="0.93451778983175504" table:style-name="ce95">
            <text:p>93,5%</text:p>
          </table:table-cell>
          <table:table-cell office:value-type="float" office:value="210045" table:style-name="ce94">
            <text:p>210.045</text:p>
          </table:table-cell>
          <table:table-cell office:value-type="percentage" office:value="0.88389757401056246" table:style-name="ce95">
            <text:p>88,4%</text:p>
          </table:table-cell>
          <table:table-cell office:value-type="float" office:value="173866" table:style-name="ce94">
            <text:p>173.866</text:p>
          </table:table-cell>
          <table:table-cell office:value-type="percentage" office:value="0.87275556559496026" table:style-name="ce95">
            <text:p>87,3%</text:p>
          </table:table-cell>
          <table:table-cell office:value-type="float" office:value="167402" table:style-name="ce94">
            <text:p>167.402</text:p>
          </table:table-cell>
          <table:table-cell office:value-type="percentage" office:value="0.9686662770445037" table:style-name="ce95">
            <text:p>96,9%</text:p>
          </table:table-cell>
          <table:table-cell office:value-type="float" office:value="1861752" table:style-name="ce94">
            <text:p>1.861.752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17959005816644" table:style-name="ce95">
            <text:p>95,2%</text:p>
          </table:table-cell>
          <table:table-cell office:value-type="percentage" office:value="0.85170647621034368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7" table:style-name="ce94">
            <text:p>2.397</text:p>
          </table:table-cell>
          <table:table-cell office:value-type="percentage" office:value="0.84490659146986258" table:style-name="ce95">
            <text:p>84,5%</text:p>
          </table:table-cell>
          <table:table-cell office:value-type="float" office:value="3908" table:style-name="ce94">
            <text:p>3.908</text:p>
          </table:table-cell>
          <table:table-cell office:value-type="percentage" office:value="0.88737511353315168" table:style-name="ce95">
            <text:p>88,7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5" table:style-name="ce94">
            <text:p>9.265</text:p>
          </table:table-cell>
          <table:table-cell office:value-type="percentage" office:value="0.85273815002300968" table:style-name="ce95">
            <text:p>85,3%</text:p>
          </table:table-cell>
          <table:table-cell office:value-type="float" office:value="9458" table:style-name="ce94">
            <text:p>9.458</text:p>
          </table:table-cell>
          <table:table-cell office:value-type="percentage" office:value="1.0190712207736234" table:style-name="ce95">
            <text:p>101,9%</text:p>
          </table:table-cell>
          <table:table-cell office:value-type="float" office:value="63935" table:style-name="ce94">
            <text:p>63.935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12530093342158" table:style-name="ce95">
            <text:p>90,0%</text:p>
          </table:table-cell>
          <table:table-cell office:value-type="percentage" office:value="0.76553276578421159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6" table:style-name="ce94">
            <text:p>10.596</text:p>
          </table:table-cell>
          <table:table-cell office:value-type="percentage" office:value="0.97006316945893989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9" table:style-name="ce94">
            <text:p>61.499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7305540093165" table:style-name="ce95">
            <text:p>90,1%</text:p>
          </table:table-cell>
          <table:table-cell office:value-type="percentage" office:value="0.73193925400490345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44" table:style-name="ce94">
            <text:p>9.844</text:p>
          </table:table-cell>
          <table:table-cell office:value-type="string" table:style-name="ce95">
            <text:p>-</text:p>
          </table:table-cell>
          <table:table-cell office:value-type="float" office:value="22738" table:style-name="ce94">
            <text:p>22.738</text:p>
          </table:table-cell>
          <table:table-cell office:value-type="string" table:style-name="ce95">
            <text:p>-</text:p>
          </table:table-cell>
          <table:table-cell office:value-type="float" office:value="32579" table:style-name="ce94">
            <text:p>32.579</text:p>
          </table:table-cell>
          <table:table-cell office:value-type="string" table:style-name="ce95">
            <text:p>-</text:p>
          </table:table-cell>
          <table:table-cell office:value-type="float" office:value="24585" table:style-name="ce94">
            <text:p>24.585</text:p>
          </table:table-cell>
          <table:table-cell office:value-type="string" table:style-name="ce95">
            <text:p>-</text:p>
          </table:table-cell>
          <table:table-cell office:value-type="float" office:value="1338" table:style-name="ce94">
            <text:p>1.338</text:p>
          </table:table-cell>
          <table:table-cell office:value-type="string" table:style-name="ce95">
            <text:p>-</text:p>
          </table:table-cell>
          <table:table-cell office:value-type="float" office:value="94829" table:style-name="ce94">
            <text:p>94.829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0" table:style-name="ce97">
            <text:p>2.140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3" table:style-name="ce97">
            <text:p>8.143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7922" table:style-name="ce99">
            <text:p>2.927.922</text:p>
          </table:table-cell>
          <table:table-cell office:value-type="percentage" office:value="1" table:style-name="ce100">
            <text:p>100,0%</text:p>
          </table:table-cell>
          <table:table-cell office:value-type="float" office:value="3955501" table:style-name="ce99">
            <text:p>3.955.501</text:p>
          </table:table-cell>
          <table:table-cell office:value-type="percentage" office:value="0.9896598028086766" table:style-name="ce100">
            <text:p>99,0%</text:p>
          </table:table-cell>
          <table:table-cell office:value-type="float" office:value="5322427" table:style-name="ce99">
            <text:p>5.322.427</text:p>
          </table:table-cell>
          <table:table-cell office:value-type="percentage" office:value="0.96636811277384593" table:style-name="ce100">
            <text:p>96,6%</text:p>
          </table:table-cell>
          <table:table-cell office:value-type="float" office:value="6776799" table:style-name="ce99">
            <text:p>6.776.799</text:p>
          </table:table-cell>
          <table:table-cell office:value-type="percentage" office:value="0.95050081952796428" table:style-name="ce100">
            <text:p>95,1%</text:p>
          </table:table-cell>
          <table:table-cell office:value-type="float" office:value="7105360" table:style-name="ce99">
            <text:p>7.105.360</text:p>
          </table:table-cell>
          <table:table-cell office:value-type="percentage" office:value="0.90898484394141443" table:style-name="ce100">
            <text:p>90,9%</text:p>
          </table:table-cell>
          <table:table-cell office:value-type="float" office:value="5070340" table:style-name="ce99">
            <text:p>5.070.340</text:p>
          </table:table-cell>
          <table:table-cell office:value-type="percentage" office:value="0.85330241231096493" table:style-name="ce100">
            <text:p>85,3%</text:p>
          </table:table-cell>
          <table:table-cell office:value-type="float" office:value="4179687" table:style-name="ce99">
            <text:p>4.179.687</text:p>
          </table:table-cell>
          <table:table-cell office:value-type="percentage" office:value="0.84873548233817742" table:style-name="ce100">
            <text:p>84,9%</text:p>
          </table:table-cell>
          <table:table-cell office:value-type="float" office:value="3831602" table:style-name="ce99">
            <text:p>3.831.602</text:p>
          </table:table-cell>
          <table:table-cell office:value-type="percentage" office:value="0.96175666334166843" table:style-name="ce100">
            <text:p>96,2%</text:p>
          </table:table-cell>
          <table:table-cell office:value-type="float" office:value="39169638" table:style-name="ce99">
            <text:p>39.169.638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851979041950727" table:style-name="ce100">
            <text:p>92,9%</text:p>
          </table:table-cell>
          <table:table-cell office:value-type="percentage" office:value="0.82638638779458429" table:style-name="ce100">
            <text:p>82,6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65250" table:style-name="ce102">
            <text:p>265.250</text:p>
          </table:table-cell>
          <table:table-cell office:value-type="percentage" office:value="0.62739999999999996" table:style-name="ce103">
            <text:p>62,74%</text:p>
          </table:table-cell>
          <table:table-cell office:value-type="float" office:value="300576" table:style-name="ce102">
            <text:p>300.576</text:p>
          </table:table-cell>
          <table:table-cell office:value-type="percentage" office:value="0.45939999999999998" table:style-name="ce103">
            <text:p>45,94%</text:p>
          </table:table-cell>
          <table:table-cell office:value-type="float" office:value="232133" table:style-name="ce102">
            <text:p>232.133</text:p>
          </table:table-cell>
          <table:table-cell office:value-type="percentage" office:value="0.24229999999999999" table:style-name="ce103">
            <text:p>24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68769" table:style-name="ce104">
            <text:p>68.769</text:p>
          </table:table-cell>
          <table:table-cell office:value-type="percentage" office:value="0.70350000000000001" table:style-name="ce105">
            <text:p>70,35%</text:p>
          </table:table-cell>
          <table:table-cell office:value-type="float" office:value="68203" table:style-name="ce104">
            <text:p>68.203</text:p>
          </table:table-cell>
          <table:table-cell office:value-type="percentage" office:value="0.57010000000000005" table:style-name="ce105">
            <text:p>57,01%</text:p>
          </table:table-cell>
          <table:table-cell office:value-type="float" office:value="54438" table:style-name="ce104">
            <text:p>54.438</text:p>
          </table:table-cell>
          <table:table-cell office:value-type="percentage" office:value="0.33750000000000002" table:style-name="ce105">
            <text:p>33,7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8239" table:style-name="ce104">
            <text:p>68.239</text:p>
          </table:table-cell>
          <table:table-cell office:value-type="percentage" office:value="0.79749999999999999" table:style-name="ce105">
            <text:p>79,75%</text:p>
          </table:table-cell>
          <table:table-cell office:value-type="float" office:value="82623" table:style-name="ce104">
            <text:p>82.623</text:p>
          </table:table-cell>
          <table:table-cell office:value-type="percentage" office:value="0.73899999999999999" table:style-name="ce105">
            <text:p>73,90%</text:p>
          </table:table-cell>
          <table:table-cell office:value-type="float" office:value="89143" table:style-name="ce104">
            <text:p>89.143</text:p>
          </table:table-cell>
          <table:table-cell office:value-type="percentage" office:value="0.58650000000000002" table:style-name="ce105">
            <text:p>58,6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3674" table:style-name="ce104">
            <text:p>33.674</text:p>
          </table:table-cell>
          <table:table-cell office:value-type="percentage" office:value="0.62790000000000001" table:style-name="ce105">
            <text:p>62,79%</text:p>
          </table:table-cell>
          <table:table-cell office:value-type="float" office:value="39308" table:style-name="ce104">
            <text:p>39.308</text:p>
          </table:table-cell>
          <table:table-cell office:value-type="percentage" office:value="0.4506" table:style-name="ce105">
            <text:p>45,06%</text:p>
          </table:table-cell>
          <table:table-cell office:value-type="float" office:value="32329" table:style-name="ce104">
            <text:p>32.329</text:p>
          </table:table-cell>
          <table:table-cell office:value-type="percentage" office:value="0.25380000000000003" table:style-name="ce105">
            <text:p>25,3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3426" table:style-name="ce104">
            <text:p>43.426</text:p>
          </table:table-cell>
          <table:table-cell office:value-type="percentage" office:value="0.43269999999999997" table:style-name="ce105">
            <text:p>43,27%</text:p>
          </table:table-cell>
          <table:table-cell office:value-type="float" office:value="48022" table:style-name="ce104">
            <text:p>48.022</text:p>
          </table:table-cell>
          <table:table-cell office:value-type="percentage" office:value="0.2868" table:style-name="ce105">
            <text:p>28,68%</text:p>
          </table:table-cell>
          <table:table-cell office:value-type="float" office:value="44729" table:style-name="ce104">
            <text:p>44.729</text:p>
          </table:table-cell>
          <table:table-cell office:value-type="percentage" office:value="0.17780000000000001" table:style-name="ce105">
            <text:p>17,7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8344" table:style-name="ce104">
            <text:p>28.344</text:p>
          </table:table-cell>
          <table:table-cell office:value-type="percentage" office:value="0.68689999999999996" table:style-name="ce105">
            <text:p>68,69%</text:p>
          </table:table-cell>
          <table:table-cell office:value-type="float" office:value="24903" table:style-name="ce104">
            <text:p>24.903</text:p>
          </table:table-cell>
          <table:table-cell office:value-type="percentage" office:value="0.45379999999999998" table:style-name="ce105">
            <text:p>45,38%</text:p>
          </table:table-cell>
          <table:table-cell office:value-type="float" office:value="18078" table:style-name="ce104">
            <text:p>18.078</text:p>
          </table:table-cell>
          <table:table-cell office:value-type="percentage" office:value="0.2281" table:style-name="ce105">
            <text:p>22,8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72721" table:style-name="ce104">
            <text:p>172.721</text:p>
          </table:table-cell>
          <table:table-cell office:value-type="percentage" office:value="0.79069999999999996" table:style-name="ce105">
            <text:p>79,07%</text:p>
          </table:table-cell>
          <table:table-cell office:value-type="float" office:value="156088" table:style-name="ce104">
            <text:p>156.088</text:p>
          </table:table-cell>
          <table:table-cell office:value-type="percentage" office:value="0.63400000000000001" table:style-name="ce105">
            <text:p>63,40%</text:p>
          </table:table-cell>
          <table:table-cell office:value-type="float" office:value="130498" table:style-name="ce104">
            <text:p>130.498</text:p>
          </table:table-cell>
          <table:table-cell office:value-type="percentage" office:value="0.39879999999999999" table:style-name="ce105">
            <text:p>39,88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95285" table:style-name="ce104">
            <text:p>95.285</text:p>
          </table:table-cell>
          <table:table-cell office:value-type="percentage" office:value="0.70750000000000002" table:style-name="ce105">
            <text:p>70,75%</text:p>
          </table:table-cell>
          <table:table-cell office:value-type="float" office:value="90283" table:style-name="ce104">
            <text:p>90.283</text:p>
          </table:table-cell>
          <table:table-cell office:value-type="percentage" office:value="0.57609999999999995" table:style-name="ce105">
            <text:p>57,61%</text:p>
          </table:table-cell>
          <table:table-cell office:value-type="float" office:value="77314" table:style-name="ce104">
            <text:p>77.314</text:p>
          </table:table-cell>
          <table:table-cell office:value-type="percentage" office:value="0.33910000000000001" table:style-name="ce105">
            <text:p>33,9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03574" table:style-name="ce104">
            <text:p>303.574</text:p>
          </table:table-cell>
          <table:table-cell office:value-type="percentage" office:value="0.66830000000000001" table:style-name="ce105">
            <text:p>66,83%</text:p>
          </table:table-cell>
          <table:table-cell office:value-type="float" office:value="298223" table:style-name="ce104">
            <text:p>298.223</text:p>
          </table:table-cell>
          <table:table-cell office:value-type="percentage" office:value="0.46910000000000002" table:style-name="ce105">
            <text:p>46,91%</text:p>
          </table:table-cell>
          <table:table-cell office:value-type="float" office:value="234633" table:style-name="ce104">
            <text:p>234.633</text:p>
          </table:table-cell>
          <table:table-cell office:value-type="percentage" office:value="0.2752" table:style-name="ce105">
            <text:p>27,5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74296" table:style-name="ce104">
            <text:p>174.296</text:p>
          </table:table-cell>
          <table:table-cell office:value-type="percentage" office:value="0.59560000000000002" table:style-name="ce105">
            <text:p>59,56%</text:p>
          </table:table-cell>
          <table:table-cell office:value-type="float" office:value="207194" table:style-name="ce104">
            <text:p>207.194</text:p>
          </table:table-cell>
          <table:table-cell office:value-type="percentage" office:value="0.47110000000000002" table:style-name="ce105">
            <text:p>47,11%</text:p>
          </table:table-cell>
          <table:table-cell office:value-type="float" office:value="132954" table:style-name="ce104">
            <text:p>132.954</text:p>
          </table:table-cell>
          <table:table-cell office:value-type="percentage" office:value="0.22270000000000001" table:style-name="ce105">
            <text:p>22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0197" table:style-name="ce104">
            <text:p>50.197</text:p>
          </table:table-cell>
          <table:table-cell office:value-type="percentage" office:value="0.66969999999999996" table:style-name="ce105">
            <text:p>66,97%</text:p>
          </table:table-cell>
          <table:table-cell office:value-type="float" office:value="50222" table:style-name="ce104">
            <text:p>50.222</text:p>
          </table:table-cell>
          <table:table-cell office:value-type="percentage" office:value="0.55369999999999997" table:style-name="ce105">
            <text:p>55,37%</text:p>
          </table:table-cell>
          <table:table-cell office:value-type="float" office:value="49995" table:style-name="ce104">
            <text:p>49.995</text:p>
          </table:table-cell>
          <table:table-cell office:value-type="percentage" office:value="0.3826" table:style-name="ce105">
            <text:p>38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0265" table:style-name="ce104">
            <text:p>200.265</text:p>
          </table:table-cell>
          <table:table-cell office:value-type="percentage" office:value="0.8478" table:style-name="ce105">
            <text:p>84,78%</text:p>
          </table:table-cell>
          <table:table-cell office:value-type="float" office:value="227982" table:style-name="ce104">
            <text:p>227.982</text:p>
          </table:table-cell>
          <table:table-cell office:value-type="percentage" office:value="0.78080000000000005" table:style-name="ce105">
            <text:p>78,08%</text:p>
          </table:table-cell>
          <table:table-cell office:value-type="float" office:value="242165" table:style-name="ce104">
            <text:p>242.165</text:p>
          </table:table-cell>
          <table:table-cell office:value-type="percentage" office:value="0.68489999999999995" table:style-name="ce105">
            <text:p>68,4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391" table:style-name="ce104">
            <text:p>16.391</text:p>
          </table:table-cell>
          <table:table-cell office:value-type="percentage" office:value="0.73780000000000001" table:style-name="ce105">
            <text:p>73,78%</text:p>
          </table:table-cell>
          <table:table-cell office:value-type="float" office:value="17604" table:style-name="ce104">
            <text:p>17.604</text:p>
          </table:table-cell>
          <table:table-cell office:value-type="percentage" office:value="0.62339999999999995" table:style-name="ce105">
            <text:p>62,34%</text:p>
          </table:table-cell>
          <table:table-cell office:value-type="float" office:value="15660" table:style-name="ce104">
            <text:p>15.660</text:p>
          </table:table-cell>
          <table:table-cell office:value-type="percentage" office:value="0.40560000000000002" table:style-name="ce105">
            <text:p>40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19036" table:style-name="ce104">
            <text:p>219.036</text:p>
          </table:table-cell>
          <table:table-cell office:value-type="percentage" office:value="0.59119999999999995" table:style-name="ce105">
            <text:p>59,12%</text:p>
          </table:table-cell>
          <table:table-cell office:value-type="float" office:value="232453" table:style-name="ce104">
            <text:p>232.453</text:p>
          </table:table-cell>
          <table:table-cell office:value-type="percentage" office:value="0.441" table:style-name="ce105">
            <text:p>44,10%</text:p>
          </table:table-cell>
          <table:table-cell office:value-type="float" office:value="169050" table:style-name="ce104">
            <text:p>169.050</text:p>
          </table:table-cell>
          <table:table-cell office:value-type="percentage" office:value="0.2346" table:style-name="ce105">
            <text:p>23,4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1356" table:style-name="ce104">
            <text:p>41.356</text:p>
          </table:table-cell>
          <table:table-cell office:value-type="percentage" office:value="0.57479999999999998" table:style-name="ce105">
            <text:p>57,48%</text:p>
          </table:table-cell>
          <table:table-cell office:value-type="float" office:value="52723" table:style-name="ce104">
            <text:p>52.723</text:p>
          </table:table-cell>
          <table:table-cell office:value-type="percentage" office:value="0.50729999999999997" table:style-name="ce105">
            <text:p>50,73%</text:p>
          </table:table-cell>
          <table:table-cell office:value-type="float" office:value="49875" table:style-name="ce104">
            <text:p>49.875</text:p>
          </table:table-cell>
          <table:table-cell office:value-type="percentage" office:value="0.32479999999999998" table:style-name="ce105">
            <text:p>32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4153" table:style-name="ce104">
            <text:p>34.153</text:p>
          </table:table-cell>
          <table:table-cell office:value-type="percentage" office:value="0.82509999999999994" table:style-name="ce105">
            <text:p>82,51%</text:p>
          </table:table-cell>
          <table:table-cell office:value-type="float" office:value="36580" table:style-name="ce104">
            <text:p>36.580</text:p>
          </table:table-cell>
          <table:table-cell office:value-type="percentage" office:value="0.64580000000000004" table:style-name="ce105">
            <text:p>64,58%</text:p>
          </table:table-cell>
          <table:table-cell office:value-type="float" office:value="35003" table:style-name="ce104">
            <text:p>35.003</text:p>
          </table:table-cell>
          <table:table-cell office:value-type="percentage" office:value="0.46260000000000001" table:style-name="ce105">
            <text:p>46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14941" table:style-name="ce104">
            <text:p>114.941</text:p>
          </table:table-cell>
          <table:table-cell office:value-type="percentage" office:value="0.72050000000000003" table:style-name="ce105">
            <text:p>72,05%</text:p>
          </table:table-cell>
          <table:table-cell office:value-type="float" office:value="123094" table:style-name="ce104">
            <text:p>123.094</text:p>
          </table:table-cell>
          <table:table-cell office:value-type="percentage" office:value="0.56889999999999996" table:style-name="ce105">
            <text:p>56,89%</text:p>
          </table:table-cell>
          <table:table-cell office:value-type="float" office:value="89108" table:style-name="ce104">
            <text:p>89.108</text:p>
          </table:table-cell>
          <table:table-cell office:value-type="percentage" office:value="0.31359999999999999" table:style-name="ce105">
            <text:p>31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749" table:style-name="ce106">
            <text:p>749</text:p>
          </table:table-cell>
          <table:table-cell office:value-type="percentage" office:value="0.26400000000000001" table:style-name="ce105">
            <text:p>26,40%</text:p>
          </table:table-cell>
          <table:table-cell office:value-type="float" office:value="765" table:style-name="ce106">
            <text:p>765</text:p>
          </table:table-cell>
          <table:table-cell office:value-type="percentage" office:value="0.17369999999999999" table:style-name="ce105">
            <text:p>17,37%</text:p>
          </table:table-cell>
          <table:table-cell office:value-type="float" office:value="898" table:style-name="ce106">
            <text:p>898</text:p>
          </table:table-cell>
          <table:table-cell office:value-type="percentage" office:value="0.10780000000000001" table:style-name="ce105">
            <text:p>10,7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11" table:style-name="ce106">
            <text:p>811</text:p>
          </table:table-cell>
          <table:table-cell office:value-type="percentage" office:value="0.32300000000000001" table:style-name="ce105">
            <text:p>32,30%</text:p>
          </table:table-cell>
          <table:table-cell office:value-type="float" office:value="911" table:style-name="ce106">
            <text:p>911</text:p>
          </table:table-cell>
          <table:table-cell office:value-type="percentage" office:value="0.23949999999999999" table:style-name="ce105">
            <text:p>23,95%</text:p>
          </table:table-cell>
          <table:table-cell office:value-type="float" office:value="1277" table:style-name="ce104">
            <text:p>1.277</text:p>
          </table:table-cell>
          <table:table-cell office:value-type="percentage" office:value="0.1595" table:style-name="ce105">
            <text:p>15,9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9" table:style-name="ce108">
            <text:p>9</text:p>
          </table:table-cell>
          <table:table-cell office:value-type="percentage" office:value="0" table:style-name="ce109">
            <text:p>0,00%</text:p>
          </table:table-cell>
          <table:table-cell office:value-type="float" office:value="38" table:style-name="ce108">
            <text:p>38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1931479" table:style-name="ce111">
            <text:p>1.931.479</text:p>
          </table:table-cell>
          <table:table-cell office:value-type="percentage" office:value="0.66990000000000005" table:style-name="ce112">
            <text:p>66,99%</text:p>
          </table:table-cell>
          <table:table-cell office:value-type="float" office:value="2057766" table:style-name="ce111">
            <text:p>2.057.766</text:p>
          </table:table-cell>
          <table:table-cell office:value-type="percentage" office:value="0.51480000000000004" table:style-name="ce112">
            <text:p>51,48%</text:p>
          </table:table-cell>
          <table:table-cell office:value-type="float" office:value="1699318" table:style-name="ce111">
            <text:p>1.699.318</text:p>
          </table:table-cell>
          <table:table-cell office:value-type="percentage" office:value="0.3085" table:style-name="ce112">
            <text:p>30,85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7351" table:style-name="ce116">
            <text:p>1.007.351</text:p>
          </table:table-cell>
          <table:table-cell office:value-type="percentage" office:value="0.92921344168842068" table:style-name="ce117">
            <text:p>92,9%</text:p>
          </table:table-cell>
          <table:table-cell office:value-type="float" office:value="880653" table:style-name="ce116">
            <text:p>880.653</text:p>
          </table:table-cell>
          <table:table-cell office:value-type="percentage" office:value="0.94184867586569787" table:style-name="ce117">
            <text:p>94,2%</text:p>
          </table:table-cell>
          <table:table-cell office:value-type="float" office:value="899509" table:style-name="ce116">
            <text:p>899.509</text:p>
          </table:table-cell>
          <table:table-cell office:value-type="percentage" office:value="0.73396232881183332" table:style-name="ce117">
            <text:p>73,4%</text:p>
          </table:table-cell>
          <table:table-cell office:value-type="float" office:value="731414" table:style-name="ce116">
            <text:p>731.414</text:p>
          </table:table-cell>
          <table:table-cell office:value-type="percentage" office:value="0.574562468136117" table:style-name="ce117">
            <text:p>57,5%</text:p>
          </table:table-cell>
          <table:table-cell office:value-type="float" office:value="410975" table:style-name="ce116">
            <text:p>410.975</text:p>
          </table:table-cell>
          <table:table-cell office:value-type="percentage" office:value="0.4290231456930137" table:style-name="ce117">
            <text:p>42,9%</text:p>
          </table:table-cell>
          <table:table-cell office:value-type="float" office:value="293446" table:style-name="ce116">
            <text:p>293.446</text:p>
          </table:table-cell>
          <table:table-cell office:value-type="percentage" office:value="0.367039652580257" table:style-name="ce117">
            <text:p>36,7%</text:p>
          </table:table-cell>
          <table:table-cell office:value-type="float" office:value="35807" table:style-name="ce116">
            <text:p>35.807</text:p>
          </table:table-cell>
          <table:table-cell office:value-type="percentage" office:value="0.21187448594978728" table:style-name="ce117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4886" table:style-name="ce119">
            <text:p>204.886</text:p>
          </table:table-cell>
          <table:table-cell office:value-type="percentage" office:value="0.93202867696562763" table:style-name="ce83">
            <text:p>93,2%</text:p>
          </table:table-cell>
          <table:table-cell office:value-type="float" office:value="147638" table:style-name="ce119">
            <text:p>147.638</text:p>
          </table:table-cell>
          <table:table-cell office:value-type="percentage" office:value="0.94890961327103163" table:style-name="ce83">
            <text:p>94,9%</text:p>
          </table:table-cell>
          <table:table-cell office:value-type="float" office:value="146824" table:style-name="ce119">
            <text:p>146.824</text:p>
          </table:table-cell>
          <table:table-cell office:value-type="percentage" office:value="0.77869647999745428" table:style-name="ce83">
            <text:p>77,9%</text:p>
          </table:table-cell>
          <table:table-cell office:value-type="float" office:value="118369" table:style-name="ce119">
            <text:p>118.369</text:p>
          </table:table-cell>
          <table:table-cell office:value-type="percentage" office:value="0.61876434273048997" table:style-name="ce83">
            <text:p>61,9%</text:p>
          </table:table-cell>
          <table:table-cell office:value-type="float" office:value="62246" table:style-name="ce119">
            <text:p>62.246</text:p>
          </table:table-cell>
          <table:table-cell office:value-type="percentage" office:value="0.47770930384264126" table:style-name="ce83">
            <text:p>47,8%</text:p>
          </table:table-cell>
          <table:table-cell office:value-type="float" office:value="47574" table:style-name="ce119">
            <text:p>47.574</text:p>
          </table:table-cell>
          <table:table-cell office:value-type="percentage" office:value="0.43775189090708333" table:style-name="ce83">
            <text:p>43,8%</text:p>
          </table:table-cell>
          <table:table-cell office:value-type="float" office:value="10628" table:style-name="ce116">
            <text:p>10.628</text:p>
          </table:table-cell>
          <table:table-cell office:value-type="percentage" office:value="0.46970433552835106" table:style-name="ce117">
            <text:p>47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496" table:style-name="ce119">
            <text:p>193.496</text:p>
          </table:table-cell>
          <table:table-cell office:value-type="percentage" office:value="0.95160251208584767" table:style-name="ce83">
            <text:p>95,2%</text:p>
          </table:table-cell>
          <table:table-cell office:value-type="float" office:value="144489" table:style-name="ce119">
            <text:p>144.489</text:p>
          </table:table-cell>
          <table:table-cell office:value-type="percentage" office:value="0.96613263436618213" table:style-name="ce83">
            <text:p>96,6%</text:p>
          </table:table-cell>
          <table:table-cell office:value-type="float" office:value="146551" table:style-name="ce119">
            <text:p>146.551</text:p>
          </table:table-cell>
          <table:table-cell office:value-type="percentage" office:value="0.94544762494597023" table:style-name="ce83">
            <text:p>94,5%</text:p>
          </table:table-cell>
          <table:table-cell office:value-type="float" office:value="129556" table:style-name="ce119">
            <text:p>129.556</text:p>
          </table:table-cell>
          <table:table-cell office:value-type="percentage" office:value="0.84999901587072479" table:style-name="ce83">
            <text:p>85,0%</text:p>
          </table:table-cell>
          <table:table-cell office:value-type="float" office:value="64246" table:style-name="ce119">
            <text:p>64.246</text:p>
          </table:table-cell>
          <table:table-cell office:value-type="percentage" office:value="0.69851590106007067" table:style-name="ce83">
            <text:p>69,9%</text:p>
          </table:table-cell>
          <table:table-cell office:value-type="float" office:value="45637" table:style-name="ce119">
            <text:p>45.637</text:p>
          </table:table-cell>
          <table:table-cell office:value-type="percentage" office:value="0.67630409010077064" table:style-name="ce83">
            <text:p>67,6%</text:p>
          </table:table-cell>
          <table:table-cell office:value-type="float" office:value="10335" table:style-name="ce116">
            <text:p>10.335</text:p>
          </table:table-cell>
          <table:table-cell office:value-type="percentage" office:value="0.71780802889290174" table:style-name="ce117">
            <text:p>71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1893" table:style-name="ce119">
            <text:p>121.893</text:p>
          </table:table-cell>
          <table:table-cell office:value-type="percentage" office:value="0.92805098101916361" table:style-name="ce83">
            <text:p>92,8%</text:p>
          </table:table-cell>
          <table:table-cell office:value-type="float" office:value="100902" table:style-name="ce119">
            <text:p>100.902</text:p>
          </table:table-cell>
          <table:table-cell office:value-type="percentage" office:value="0.89912851312576858" table:style-name="ce83">
            <text:p>89,9%</text:p>
          </table:table-cell>
          <table:table-cell office:value-type="float" office:value="113448" table:style-name="ce119">
            <text:p>113.448</text:p>
          </table:table-cell>
          <table:table-cell office:value-type="percentage" office:value="0.74039653844647779" table:style-name="ce83">
            <text:p>74,0%</text:p>
          </table:table-cell>
          <table:table-cell office:value-type="float" office:value="89303" table:style-name="ce119">
            <text:p>89.303</text:p>
          </table:table-cell>
          <table:table-cell office:value-type="percentage" office:value="0.51613071019049384" table:style-name="ce83">
            <text:p>51,6%</text:p>
          </table:table-cell>
          <table:table-cell office:value-type="float" office:value="43437" table:style-name="ce119">
            <text:p>43.437</text:p>
          </table:table-cell>
          <table:table-cell office:value-type="percentage" office:value="0.32464125560538115" table:style-name="ce83">
            <text:p>32,5%</text:p>
          </table:table-cell>
          <table:table-cell office:value-type="float" office:value="30009" table:style-name="ce119">
            <text:p>30.009</text:p>
          </table:table-cell>
          <table:table-cell office:value-type="percentage" office:value="0.29106127912164653" table:style-name="ce83">
            <text:p>29,1%</text:p>
          </table:table-cell>
          <table:table-cell office:value-type="float" office:value="3825" table:style-name="ce116">
            <text:p>3.825</text:p>
          </table:table-cell>
          <table:table-cell office:value-type="percentage" office:value="0.19190246839253461" table:style-name="ce117">
            <text:p>19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6917" table:style-name="ce119">
            <text:p>226.917</text:p>
          </table:table-cell>
          <table:table-cell office:value-type="percentage" office:value="0.92297085680584079" table:style-name="ce83">
            <text:p>92,3%</text:p>
          </table:table-cell>
          <table:table-cell office:value-type="float" office:value="202533" table:style-name="ce119">
            <text:p>202.533</text:p>
          </table:table-cell>
          <table:table-cell office:value-type="percentage" office:value="0.89516161111675863" table:style-name="ce83">
            <text:p>89,5%</text:p>
          </table:table-cell>
          <table:table-cell office:value-type="float" office:value="250072" table:style-name="ce119">
            <text:p>250.072</text:p>
          </table:table-cell>
          <table:table-cell office:value-type="percentage" office:value="0.7691564782775856" table:style-name="ce83">
            <text:p>76,9%</text:p>
          </table:table-cell>
          <table:table-cell office:value-type="float" office:value="197201" table:style-name="ce119">
            <text:p>197.201</text:p>
          </table:table-cell>
          <table:table-cell office:value-type="percentage" office:value="0.61087361919099925" table:style-name="ce83">
            <text:p>61,1%</text:p>
          </table:table-cell>
          <table:table-cell office:value-type="float" office:value="92586" table:style-name="ce119">
            <text:p>92.586</text:p>
          </table:table-cell>
          <table:table-cell office:value-type="percentage" office:value="0.39488028114950569" table:style-name="ce83">
            <text:p>39,5%</text:p>
          </table:table-cell>
          <table:table-cell office:value-type="float" office:value="56355" table:style-name="ce119">
            <text:p>56.355</text:p>
          </table:table-cell>
          <table:table-cell office:value-type="percentage" office:value="0.2924069154456021" table:style-name="ce83">
            <text:p>29,2%</text:p>
          </table:table-cell>
          <table:table-cell office:value-type="float" office:value="6792" table:style-name="ce116">
            <text:p>6.792</text:p>
          </table:table-cell>
          <table:table-cell office:value-type="percentage" office:value="0.16512690848974035" table:style-name="ce117">
            <text:p>16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884" table:style-name="ce119">
            <text:p>92.884</text:p>
          </table:table-cell>
          <table:table-cell office:value-type="percentage" office:value="0.94369373945908597" table:style-name="ce83">
            <text:p>94,4%</text:p>
          </table:table-cell>
          <table:table-cell office:value-type="float" office:value="76735" table:style-name="ce119">
            <text:p>76.735</text:p>
          </table:table-cell>
          <table:table-cell office:value-type="percentage" office:value="0.99413121210550859" table:style-name="ce83">
            <text:p>99,4%</text:p>
          </table:table-cell>
          <table:table-cell office:value-type="float" office:value="74081" table:style-name="ce119">
            <text:p>74.081</text:p>
          </table:table-cell>
          <table:table-cell office:value-type="percentage" office:value="0.87006718030630459" table:style-name="ce83">
            <text:p>87,0%</text:p>
          </table:table-cell>
          <table:table-cell office:value-type="float" office:value="64413" table:style-name="ce119">
            <text:p>64.413</text:p>
          </table:table-cell>
          <table:table-cell office:value-type="percentage" office:value="0.72084200631169004" table:style-name="ce83">
            <text:p>72,1%</text:p>
          </table:table-cell>
          <table:table-cell office:value-type="float" office:value="32944" table:style-name="ce119">
            <text:p>32.944</text:p>
          </table:table-cell>
          <table:table-cell office:value-type="percentage" office:value="0.5797856426321254" table:style-name="ce83">
            <text:p>58,0%</text:p>
          </table:table-cell>
          <table:table-cell office:value-type="float" office:value="21728" table:style-name="ce119">
            <text:p>21.728</text:p>
          </table:table-cell>
          <table:table-cell office:value-type="percentage" office:value="0.50041455550437586" table:style-name="ce83">
            <text:p>50,0%</text:p>
          </table:table-cell>
          <table:table-cell office:value-type="float" office:value="3131" table:style-name="ce116">
            <text:p>3.131</text:p>
          </table:table-cell>
          <table:table-cell office:value-type="percentage" office:value="0.31479991956565451" table:style-name="ce117">
            <text:p>31,5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237" table:style-name="ce119">
            <text:p>452.237</text:p>
          </table:table-cell>
          <table:table-cell office:value-type="percentage" office:value="0.94394801822618246" table:style-name="ce83">
            <text:p>94,4%</text:p>
          </table:table-cell>
          <table:table-cell office:value-type="float" office:value="306507" table:style-name="ce119">
            <text:p>306.507</text:p>
          </table:table-cell>
          <table:table-cell office:value-type="percentage" office:value="0.94597130362053372" table:style-name="ce83">
            <text:p>94,6%</text:p>
          </table:table-cell>
          <table:table-cell office:value-type="float" office:value="314538" table:style-name="ce119">
            <text:p>314.538</text:p>
          </table:table-cell>
          <table:table-cell office:value-type="percentage" office:value="0.88458974899810172" table:style-name="ce83">
            <text:p>88,5%</text:p>
          </table:table-cell>
          <table:table-cell office:value-type="float" office:value="241635" table:style-name="ce119">
            <text:p>241.635</text:p>
          </table:table-cell>
          <table:table-cell office:value-type="percentage" office:value="0.74548102167937236" table:style-name="ce83">
            <text:p>74,5%</text:p>
          </table:table-cell>
          <table:table-cell office:value-type="float" office:value="132140" table:style-name="ce119">
            <text:p>132.140</text:p>
          </table:table-cell>
          <table:table-cell office:value-type="percentage" office:value="0.61024776595007735" table:style-name="ce83">
            <text:p>61,0%</text:p>
          </table:table-cell>
          <table:table-cell office:value-type="float" office:value="100912" table:style-name="ce119">
            <text:p>100.912</text:p>
          </table:table-cell>
          <table:table-cell office:value-type="percentage" office:value="0.56459951211870285" table:style-name="ce83">
            <text:p>56,5%</text:p>
          </table:table-cell>
          <table:table-cell office:value-type="float" office:value="13476" table:style-name="ce116">
            <text:p>13.476</text:p>
          </table:table-cell>
          <table:table-cell office:value-type="percentage" office:value="0.35931209172110384" table:style-name="ce117">
            <text:p>35,9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7783" table:style-name="ce119">
            <text:p>277.783</text:p>
          </table:table-cell>
          <table:table-cell office:value-type="percentage" office:value="0.93947808088528739" table:style-name="ce83">
            <text:p>93,9%</text:p>
          </table:table-cell>
          <table:table-cell office:value-type="float" office:value="214045" table:style-name="ce119">
            <text:p>214.045</text:p>
          </table:table-cell>
          <table:table-cell office:value-type="percentage" office:value="0.95844191898838471" table:style-name="ce83">
            <text:p>95,8%</text:p>
          </table:table-cell>
          <table:table-cell office:value-type="float" office:value="236454" table:style-name="ce119">
            <text:p>236.454</text:p>
          </table:table-cell>
          <table:table-cell office:value-type="percentage" office:value="0.82426925557317898" table:style-name="ce83">
            <text:p>82,4%</text:p>
          </table:table-cell>
          <table:table-cell office:value-type="float" office:value="194200" table:style-name="ce119">
            <text:p>194.200</text:p>
          </table:table-cell>
          <table:table-cell office:value-type="percentage" office:value="0.67575326306705685" table:style-name="ce83">
            <text:p>67,6%</text:p>
          </table:table-cell>
          <table:table-cell office:value-type="float" office:value="106285" table:style-name="ce119">
            <text:p>106.285</text:p>
          </table:table-cell>
          <table:table-cell office:value-type="percentage" office:value="0.5130451572418121" table:style-name="ce83">
            <text:p>51,3%</text:p>
          </table:table-cell>
          <table:table-cell office:value-type="float" office:value="78883" table:style-name="ce119">
            <text:p>78.883</text:p>
          </table:table-cell>
          <table:table-cell office:value-type="percentage" office:value="0.45096873409978333" table:style-name="ce83">
            <text:p>45,1%</text:p>
          </table:table-cell>
          <table:table-cell office:value-type="float" office:value="12033" table:style-name="ce116">
            <text:p>12.033</text:p>
          </table:table-cell>
          <table:table-cell office:value-type="percentage" office:value="0.32561223109186849" table:style-name="ce117">
            <text:p>32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0418" table:style-name="ce119">
            <text:p>990.418</text:p>
          </table:table-cell>
          <table:table-cell office:value-type="percentage" office:value="0.92173578008290258" table:style-name="ce83">
            <text:p>92,2%</text:p>
          </table:table-cell>
          <table:table-cell office:value-type="float" office:value="744709" table:style-name="ce119">
            <text:p>744.709</text:p>
          </table:table-cell>
          <table:table-cell office:value-type="percentage" office:value="0.92787413857764234" table:style-name="ce83">
            <text:p>92,8%</text:p>
          </table:table-cell>
          <table:table-cell office:value-type="float" office:value="814799" table:style-name="ce119">
            <text:p>814.799</text:p>
          </table:table-cell>
          <table:table-cell office:value-type="percentage" office:value="0.78316990040235068" table:style-name="ce83">
            <text:p>78,3%</text:p>
          </table:table-cell>
          <table:table-cell office:value-type="float" office:value="710666" table:style-name="ce119">
            <text:p>710.666</text:p>
          </table:table-cell>
          <table:table-cell office:value-type="percentage" office:value="0.6142279173764722" table:style-name="ce83">
            <text:p>61,4%</text:p>
          </table:table-cell>
          <table:table-cell office:value-type="float" office:value="382088" table:style-name="ce119">
            <text:p>382.088</text:p>
          </table:table-cell>
          <table:table-cell office:value-type="percentage" office:value="0.46561800819883892" table:style-name="ce83">
            <text:p>46,6%</text:p>
          </table:table-cell>
          <table:table-cell office:value-type="float" office:value="268997" table:style-name="ce119">
            <text:p>268.997</text:p>
          </table:table-cell>
          <table:table-cell office:value-type="percentage" office:value="0.39225256097116401" table:style-name="ce83">
            <text:p>39,2%</text:p>
          </table:table-cell>
          <table:table-cell office:value-type="float" office:value="38962" table:style-name="ce116">
            <text:p>38.962</text:p>
          </table:table-cell>
          <table:table-cell office:value-type="percentage" office:value="0.27389036512154313" table:style-name="ce117">
            <text:p>27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698169" table:style-name="ce119">
            <text:p>698.169</text:p>
          </table:table-cell>
          <table:table-cell office:value-type="percentage" office:value="0.9546657222595214" table:style-name="ce83">
            <text:p>95,5%</text:p>
          </table:table-cell>
          <table:table-cell office:value-type="float" office:value="565778" table:style-name="ce119">
            <text:p>565.778</text:p>
          </table:table-cell>
          <table:table-cell office:value-type="percentage" office:value="0.97588985711230247" table:style-name="ce83">
            <text:p>97,6%</text:p>
          </table:table-cell>
          <table:table-cell office:value-type="float" office:value="620763" table:style-name="ce119">
            <text:p>620.763</text:p>
          </table:table-cell>
          <table:table-cell office:value-type="percentage" office:value="0.84595781678634063" table:style-name="ce83">
            <text:p>84,6%</text:p>
          </table:table-cell>
          <table:table-cell office:value-type="float" office:value="548805" table:style-name="ce119">
            <text:p>548.805</text:p>
          </table:table-cell>
          <table:table-cell office:value-type="percentage" office:value="0.7127087751468455" table:style-name="ce83">
            <text:p>71,3%</text:p>
          </table:table-cell>
          <table:table-cell office:value-type="float" office:value="307326" table:style-name="ce119">
            <text:p>307.326</text:p>
          </table:table-cell>
          <table:table-cell office:value-type="percentage" office:value="0.57911299379668502" table:style-name="ce83">
            <text:p>57,9%</text:p>
          </table:table-cell>
          <table:table-cell office:value-type="float" office:value="239974" table:style-name="ce119">
            <text:p>239.974</text:p>
          </table:table-cell>
          <table:table-cell office:value-type="percentage" office:value="0.53642016979537821" table:style-name="ce83">
            <text:p>53,6%</text:p>
          </table:table-cell>
          <table:table-cell office:value-type="float" office:value="50299" table:style-name="ce116">
            <text:p>50.299</text:p>
          </table:table-cell>
          <table:table-cell office:value-type="percentage" office:value="0.52633837009752626" table:style-name="ce117">
            <text:p>52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406" table:style-name="ce119">
            <text:p>156.406</text:p>
          </table:table-cell>
          <table:table-cell office:value-type="percentage" office:value="0.9015638419902815" table:style-name="ce83">
            <text:p>90,2%</text:p>
          </table:table-cell>
          <table:table-cell office:value-type="float" office:value="128531" table:style-name="ce119">
            <text:p>128.531</text:p>
          </table:table-cell>
          <table:table-cell office:value-type="percentage" office:value="0.96708927429366842" table:style-name="ce83">
            <text:p>96,7%</text:p>
          </table:table-cell>
          <table:table-cell office:value-type="float" office:value="136994" table:style-name="ce119">
            <text:p>136.994</text:p>
          </table:table-cell>
          <table:table-cell office:value-type="percentage" office:value="0.84760402165506576" table:style-name="ce83">
            <text:p>84,8%</text:p>
          </table:table-cell>
          <table:table-cell office:value-type="float" office:value="108528" table:style-name="ce119">
            <text:p>108.528</text:p>
          </table:table-cell>
          <table:table-cell office:value-type="percentage" office:value="0.74198047419804747" table:style-name="ce83">
            <text:p>74,2%</text:p>
          </table:table-cell>
          <table:table-cell office:value-type="float" office:value="73280" table:style-name="ce119">
            <text:p>73.280</text:p>
          </table:table-cell>
          <table:table-cell office:value-type="percentage" office:value="0.64616252821670428" table:style-name="ce83">
            <text:p>64,6%</text:p>
          </table:table-cell>
          <table:table-cell office:value-type="float" office:value="51827" table:style-name="ce119">
            <text:p>51.827</text:p>
          </table:table-cell>
          <table:table-cell office:value-type="percentage" office:value="0.55339982061248028" table:style-name="ce83">
            <text:p>55,3%</text:p>
          </table:table-cell>
          <table:table-cell office:value-type="float" office:value="6854" table:style-name="ce116">
            <text:p>6.854</text:p>
          </table:table-cell>
          <table:table-cell office:value-type="percentage" office:value="0.35568240788790867" table:style-name="ce117">
            <text:p>35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09964" table:style-name="ce119">
            <text:p>509.964</text:p>
          </table:table-cell>
          <table:table-cell office:value-type="percentage" office:value="0.9560916712912273" table:style-name="ce83">
            <text:p>95,6%</text:p>
          </table:table-cell>
          <table:table-cell office:value-type="float" office:value="339237" table:style-name="ce119">
            <text:p>339.237</text:p>
          </table:table-cell>
          <table:table-cell office:value-type="percentage" office:value="0.97427303666049192" table:style-name="ce83">
            <text:p>97,4%</text:p>
          </table:table-cell>
          <table:table-cell office:value-type="float" office:value="379097" table:style-name="ce119">
            <text:p>379.097</text:p>
          </table:table-cell>
          <table:table-cell office:value-type="percentage" office:value="0.96455223405906432" table:style-name="ce83">
            <text:p>96,5%</text:p>
          </table:table-cell>
          <table:table-cell office:value-type="float" office:value="393587" table:style-name="ce119">
            <text:p>393.587</text:p>
          </table:table-cell>
          <table:table-cell office:value-type="percentage" office:value="0.95658059749375379" table:style-name="ce83">
            <text:p>95,7%</text:p>
          </table:table-cell>
          <table:table-cell office:value-type="float" office:value="208864" table:style-name="ce119">
            <text:p>208.864</text:p>
          </table:table-cell>
          <table:table-cell office:value-type="percentage" office:value="0.78077373097727554" table:style-name="ce83">
            <text:p>78,1%</text:p>
          </table:table-cell>
          <table:table-cell office:value-type="float" office:value="152545" table:style-name="ce119">
            <text:p>152.545</text:p>
          </table:table-cell>
          <table:table-cell office:value-type="percentage" office:value="0.75275847775452998" table:style-name="ce83">
            <text:p>75,3%</text:p>
          </table:table-cell>
          <table:table-cell office:value-type="float" office:value="26515" table:style-name="ce116">
            <text:p>26.515</text:p>
          </table:table-cell>
          <table:table-cell office:value-type="percentage" office:value="0.63542465490797551" table:style-name="ce117">
            <text:p>63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39" table:style-name="ce119">
            <text:p>46.239</text:p>
          </table:table-cell>
          <table:table-cell office:value-type="percentage" office:value="0.82797335529849947" table:style-name="ce83">
            <text:p>82,8%</text:p>
          </table:table-cell>
          <table:table-cell office:value-type="float" office:value="37271" table:style-name="ce119">
            <text:p>37.271</text:p>
          </table:table-cell>
          <table:table-cell office:value-type="percentage" office:value="0.93831978046876963" table:style-name="ce83">
            <text:p>93,8%</text:p>
          </table:table-cell>
          <table:table-cell office:value-type="float" office:value="38227" table:style-name="ce119">
            <text:p>38.227</text:p>
          </table:table-cell>
          <table:table-cell office:value-type="percentage" office:value="0.82520939469821264" table:style-name="ce83">
            <text:p>82,5%</text:p>
          </table:table-cell>
          <table:table-cell office:value-type="float" office:value="34713" table:style-name="ce119">
            <text:p>34.713</text:p>
          </table:table-cell>
          <table:table-cell office:value-type="percentage" office:value="0.71326128051286264" table:style-name="ce83">
            <text:p>71,3%</text:p>
          </table:table-cell>
          <table:table-cell office:value-type="float" office:value="18218" table:style-name="ce119">
            <text:p>18.218</text:p>
          </table:table-cell>
          <table:table-cell office:value-type="percentage" office:value="0.56098537336412624" table:style-name="ce83">
            <text:p>56,1%</text:p>
          </table:table-cell>
          <table:table-cell office:value-type="float" office:value="12491" table:style-name="ce119">
            <text:p>12.491</text:p>
          </table:table-cell>
          <table:table-cell office:value-type="percentage" office:value="0.48890367529061801" table:style-name="ce83">
            <text:p>48,9%</text:p>
          </table:table-cell>
          <table:table-cell office:value-type="float" office:value="2117" table:style-name="ce116">
            <text:p>2.117</text:p>
          </table:table-cell>
          <table:table-cell office:value-type="percentage" office:value="0.38027663014190766" table:style-name="ce117">
            <text:p>38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38609" table:style-name="ce119">
            <text:p>838.609</text:p>
          </table:table-cell>
          <table:table-cell office:value-type="percentage" office:value="0.9488169332474965" table:style-name="ce83">
            <text:p>94,9%</text:p>
          </table:table-cell>
          <table:table-cell office:value-type="float" office:value="636639" table:style-name="ce119">
            <text:p>636.639</text:p>
          </table:table-cell>
          <table:table-cell office:value-type="percentage" office:value="0.9203310444524756" table:style-name="ce83">
            <text:p>92,0%</text:p>
          </table:table-cell>
          <table:table-cell office:value-type="float" office:value="736399" table:style-name="ce119">
            <text:p>736.399</text:p>
          </table:table-cell>
          <table:table-cell office:value-type="percentage" office:value="0.76489596403613003" table:style-name="ce83">
            <text:p>76,5%</text:p>
          </table:table-cell>
          <table:table-cell office:value-type="float" office:value="651091" table:style-name="ce119">
            <text:p>651.091</text:p>
          </table:table-cell>
          <table:table-cell office:value-type="percentage" office:value="0.61774394629130291" table:style-name="ce83">
            <text:p>61,8%</text:p>
          </table:table-cell>
          <table:table-cell office:value-type="float" office:value="384068" table:style-name="ce119">
            <text:p>384.068</text:p>
          </table:table-cell>
          <table:table-cell office:value-type="percentage" office:value="0.49555946370347048" table:style-name="ce83">
            <text:p>49,6%</text:p>
          </table:table-cell>
          <table:table-cell office:value-type="float" office:value="279013" table:style-name="ce119">
            <text:p>279.013</text:p>
          </table:table-cell>
          <table:table-cell office:value-type="percentage" office:value="0.44206031703278859" table:style-name="ce83">
            <text:p>44,2%</text:p>
          </table:table-cell>
          <table:table-cell office:value-type="float" office:value="33086" table:style-name="ce116">
            <text:p>33.086</text:p>
          </table:table-cell>
          <table:table-cell office:value-type="percentage" office:value="0.26790934192733429" table:style-name="ce117">
            <text:p>26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3611" table:style-name="ce119">
            <text:p>163.611</text:p>
          </table:table-cell>
          <table:table-cell office:value-type="percentage" office:value="0.8876898286049123" table:style-name="ce83">
            <text:p>88,8%</text:p>
          </table:table-cell>
          <table:table-cell office:value-type="float" office:value="136455" table:style-name="ce119">
            <text:p>136.455</text:p>
          </table:table-cell>
          <table:table-cell office:value-type="percentage" office:value="0.88580683691884243" table:style-name="ce83">
            <text:p>88,6%</text:p>
          </table:table-cell>
          <table:table-cell office:value-type="float" office:value="157089" table:style-name="ce119">
            <text:p>157.089</text:p>
          </table:table-cell>
          <table:table-cell office:value-type="percentage" office:value="0.74074475760247849" table:style-name="ce83">
            <text:p>74,1%</text:p>
          </table:table-cell>
          <table:table-cell office:value-type="float" office:value="138112" table:style-name="ce119">
            <text:p>138.112</text:p>
          </table:table-cell>
          <table:table-cell office:value-type="percentage" office:value="0.58495760378812911" table:style-name="ce83">
            <text:p>58,5%</text:p>
          </table:table-cell>
          <table:table-cell office:value-type="float" office:value="69014" table:style-name="ce119">
            <text:p>69.014</text:p>
          </table:table-cell>
          <table:table-cell office:value-type="percentage" office:value="0.40084799907068597" table:style-name="ce83">
            <text:p>40,1%</text:p>
          </table:table-cell>
          <table:table-cell office:value-type="float" office:value="51469" table:style-name="ce119">
            <text:p>51.469</text:p>
          </table:table-cell>
          <table:table-cell office:value-type="percentage" office:value="0.35283915240177965" table:style-name="ce83">
            <text:p>35,3%</text:p>
          </table:table-cell>
          <table:table-cell office:value-type="float" office:value="6416" table:style-name="ce116">
            <text:p>6.416</text:p>
          </table:table-cell>
          <table:table-cell office:value-type="percentage" office:value="0.20933798818884791" table:style-name="ce117">
            <text:p>20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49" table:style-name="ce119">
            <text:p>93.649</text:p>
          </table:table-cell>
          <table:table-cell office:value-type="percentage" office:value="0.95329661940002242" table:style-name="ce83">
            <text:p>95,3%</text:p>
          </table:table-cell>
          <table:table-cell office:value-type="float" office:value="72288" table:style-name="ce119">
            <text:p>72.288</text:p>
          </table:table-cell>
          <table:table-cell office:value-type="percentage" office:value="0.99699335227429453" table:style-name="ce83">
            <text:p>99,7%</text:p>
          </table:table-cell>
          <table:table-cell office:value-type="float" office:value="77357" table:style-name="ce119">
            <text:p>77.357</text:p>
          </table:table-cell>
          <table:table-cell office:value-type="percentage" office:value="0.83343568527317191" table:style-name="ce83">
            <text:p>83,3%</text:p>
          </table:table-cell>
          <table:table-cell office:value-type="float" office:value="65265" table:style-name="ce119">
            <text:p>65.265</text:p>
          </table:table-cell>
          <table:table-cell office:value-type="percentage" office:value="0.67550923242527117" table:style-name="ce83">
            <text:p>67,6%</text:p>
          </table:table-cell>
          <table:table-cell office:value-type="float" office:value="34123" table:style-name="ce119">
            <text:p>34.123</text:p>
          </table:table-cell>
          <table:table-cell office:value-type="percentage" office:value="0.51842117257410247" table:style-name="ce83">
            <text:p>51,8%</text:p>
          </table:table-cell>
          <table:table-cell office:value-type="float" office:value="26694" table:style-name="ce119">
            <text:p>26.694</text:p>
          </table:table-cell>
          <table:table-cell office:value-type="percentage" office:value="0.4487291554599247" table:style-name="ce83">
            <text:p>44,9%</text:p>
          </table:table-cell>
          <table:table-cell office:value-type="float" office:value="3991" table:style-name="ce116">
            <text:p>3.991</text:p>
          </table:table-cell>
          <table:table-cell office:value-type="percentage" office:value="0.29839252336448596" table:style-name="ce117">
            <text:p>29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188" table:style-name="ce119">
            <text:p>352.188</text:p>
          </table:table-cell>
          <table:table-cell office:value-type="percentage" office:value="0.92931968947737842" table:style-name="ce83">
            <text:p>92,9%</text:p>
          </table:table-cell>
          <table:table-cell office:value-type="float" office:value="260569" table:style-name="ce119">
            <text:p>260.569</text:p>
          </table:table-cell>
          <table:table-cell office:value-type="percentage" office:value="0.93496451305015538" table:style-name="ce83">
            <text:p>93,5%</text:p>
          </table:table-cell>
          <table:table-cell office:value-type="float" office:value="271221" table:style-name="ce119">
            <text:p>271.221</text:p>
          </table:table-cell>
          <table:table-cell office:value-type="percentage" office:value="0.82815825391833253" table:style-name="ce83">
            <text:p>82,8%</text:p>
          </table:table-cell>
          <table:table-cell office:value-type="float" office:value="201065" table:style-name="ce119">
            <text:p>201.065</text:p>
          </table:table-cell>
          <table:table-cell office:value-type="percentage" office:value="0.61814419931626452" table:style-name="ce83">
            <text:p>61,8%</text:p>
          </table:table-cell>
          <table:table-cell office:value-type="float" office:value="91989" table:style-name="ce119">
            <text:p>91.989</text:p>
          </table:table-cell>
          <table:table-cell office:value-type="percentage" office:value="0.43794901092623012" table:style-name="ce83">
            <text:p>43,8%</text:p>
          </table:table-cell>
          <table:table-cell office:value-type="float" office:value="64809" table:style-name="ce119">
            <text:p>64.809</text:p>
          </table:table-cell>
          <table:table-cell office:value-type="percentage" office:value="0.37275257957277441" table:style-name="ce83">
            <text:p>37,3%</text:p>
          </table:table-cell>
          <table:table-cell office:value-type="float" office:value="11521" table:style-name="ce116">
            <text:p>11.521</text:p>
          </table:table-cell>
          <table:table-cell office:value-type="percentage" office:value="0.29897495783054368" table:style-name="ce117">
            <text:p>29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1" table:style-name="ce119">
            <text:p>5.741</text:p>
          </table:table-cell>
          <table:table-cell office:value-type="percentage" office:value="0.91054718477398888" table:style-name="ce83">
            <text:p>91,1%</text:p>
          </table:table-cell>
          <table:table-cell office:value-type="float" office:value="7344" table:style-name="ce119">
            <text:p>7.344</text:p>
          </table:table-cell>
          <table:table-cell office:value-type="percentage" office:value="0.95899712718725516" table:style-name="ce83">
            <text:p>95,9%</text:p>
          </table:table-cell>
          <table:table-cell office:value-type="float" office:value="9277" table:style-name="ce119">
            <text:p>9.277</text:p>
          </table:table-cell>
          <table:table-cell office:value-type="percentage" office:value="0.87312941176470593" table:style-name="ce83">
            <text:p>87,3%</text:p>
          </table:table-cell>
          <table:table-cell office:value-type="float" office:value="8958" table:style-name="ce119">
            <text:p>8.958</text:p>
          </table:table-cell>
          <table:table-cell office:value-type="percentage" office:value="0.7985380638259939" table:style-name="ce83">
            <text:p>79,9%</text:p>
          </table:table-cell>
          <table:table-cell office:value-type="float" office:value="6398" table:style-name="ce119">
            <text:p>6.398</text:p>
          </table:table-cell>
          <table:table-cell office:value-type="percentage" office:value="0.68020412502657879" table:style-name="ce83">
            <text:p>68,0%</text:p>
          </table:table-cell>
          <table:table-cell office:value-type="float" office:value="5288" table:style-name="ce119">
            <text:p>5.288</text:p>
          </table:table-cell>
          <table:table-cell office:value-type="percentage" office:value="0.57075013491635185" table:style-name="ce83">
            <text:p>57,1%</text:p>
          </table:table-cell>
          <table:table-cell office:value-type="float" office:value="1024" table:style-name="ce116">
            <text:p>1.024</text:p>
          </table:table-cell>
          <table:table-cell office:value-type="percentage" office:value="0.43648763853367434" table:style-name="ce117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87" table:style-name="ce119">
            <text:p>4.587</text:p>
          </table:table-cell>
          <table:table-cell office:value-type="percentage" office:value="0.84490698102781359" table:style-name="ce83">
            <text:p>84,5%</text:p>
          </table:table-cell>
          <table:table-cell office:value-type="float" office:value="6218" table:style-name="ce119">
            <text:p>6.218</text:p>
          </table:table-cell>
          <table:table-cell office:value-type="percentage" office:value="0.83857046527309509" table:style-name="ce83">
            <text:p>83,9%</text:p>
          </table:table-cell>
          <table:table-cell office:value-type="float" office:value="8049" table:style-name="ce119">
            <text:p>8.049</text:p>
          </table:table-cell>
          <table:table-cell office:value-type="percentage" office:value="0.79922549895740247" table:style-name="ce83">
            <text:p>79,9%</text:p>
          </table:table-cell>
          <table:table-cell office:value-type="float" office:value="7783" table:style-name="ce119">
            <text:p>7.783</text:p>
          </table:table-cell>
          <table:table-cell office:value-type="percentage" office:value="0.73452246130615328" table:style-name="ce83">
            <text:p>73,5%</text:p>
          </table:table-cell>
          <table:table-cell office:value-type="float" office:value="5085" table:style-name="ce119">
            <text:p>5.085</text:p>
          </table:table-cell>
          <table:table-cell office:value-type="percentage" office:value="0.55416303400174372" table:style-name="ce83">
            <text:p>55,4%</text:p>
          </table:table-cell>
          <table:table-cell office:value-type="float" office:value="4500" table:style-name="ce119">
            <text:p>4.500</text:p>
          </table:table-cell>
          <table:table-cell office:value-type="percentage" office:value="0.4606879606879607" table:style-name="ce83">
            <text:p>46,1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0" table:style-name="ce119">
            <text:p>2.380</text:p>
          </table:table-cell>
          <table:table-cell office:value-type="percentage" office:value="0.64272211720226846" table:style-name="ce83">
            <text:p>64,3%</text:p>
          </table:table-cell>
          <table:table-cell office:value-type="float" office:value="7416" table:style-name="ce119">
            <text:p>7.416</text:p>
          </table:table-cell>
          <table:table-cell office:value-type="percentage" office:value="0.75335229581470942" table:style-name="ce83">
            <text:p>75,3%</text:p>
          </table:table-cell>
          <table:table-cell office:value-type="float" office:value="15310" table:style-name="ce119">
            <text:p>15.310</text:p>
          </table:table-cell>
          <table:table-cell office:value-type="percentage" office:value="0.67332219192541121" table:style-name="ce83">
            <text:p>67,3%</text:p>
          </table:table-cell>
          <table:table-cell office:value-type="float" office:value="15416" table:style-name="ce119">
            <text:p>15.416</text:p>
          </table:table-cell>
          <table:table-cell office:value-type="percentage" office:value="0.47318825009975751" table:style-name="ce83">
            <text:p>47,3%</text:p>
          </table:table-cell>
          <table:table-cell office:value-type="float" office:value="11053" table:style-name="ce119">
            <text:p>11.053</text:p>
          </table:table-cell>
          <table:table-cell office:value-type="percentage" office:value="0.44958307911328044" table:style-name="ce83">
            <text:p>45,0%</text:p>
          </table:table-cell>
          <table:table-cell office:value-type="float" office:value="253" table:style-name="ce116">
            <text:p>253</text:p>
          </table:table-cell>
          <table:table-cell office:value-type="percentage" office:value="0.19195751138088013" table:style-name="ce117">
            <text:p>19,2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1" table:style-name="ce119">
            <text:p>701</text:p>
          </table:table-cell>
          <table:table-cell office:value-type="percentage" office:value="0.76030368763557488" table:style-name="ce86">
            <text:p>76,0%</text:p>
          </table:table-cell>
          <table:table-cell office:value-type="float" office:value="933" table:style-name="ce119">
            <text:p>933</text:p>
          </table:table-cell>
          <table:table-cell office:value-type="percentage" office:value="0.47049924357034795" table:style-name="ce86">
            <text:p>47,0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2" table:style-name="ce119">
            <text:p>932</text:p>
          </table:table-cell>
          <table:table-cell office:value-type="percentage" office:value="0.43551401869158879" table:style-name="ce86">
            <text:p>43,6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37114" table:style-name="ce122">
            <text:p>6.437.114</text:p>
          </table:table-cell>
          <table:table-cell office:value-type="percentage" office:value="0.93516176472083734" table:style-name="ce123">
            <text:p>93,52%</text:p>
          </table:table-cell>
          <table:table-cell office:value-type="float" office:value="5011221" table:style-name="ce122">
            <text:p>5.011.221</text:p>
          </table:table-cell>
          <table:table-cell office:value-type="percentage" office:value="0.94152930608536289" table:style-name="ce123">
            <text:p>94,15%</text:p>
          </table:table-cell>
          <table:table-cell office:value-type="float" office:value="5438866" table:style-name="ce122">
            <text:p>5.438.866</text:p>
          </table:table-cell>
          <table:table-cell office:value-type="percentage" office:value="0.80257153856857788" table:style-name="ce123">
            <text:p>80,26%</text:p>
          </table:table-cell>
          <table:table-cell office:value-type="float" office:value="4650907" table:style-name="ce122">
            <text:p>4.650.907</text:p>
          </table:table-cell>
          <table:table-cell office:value-type="percentage" office:value="0.65456317484265403" table:style-name="ce123">
            <text:p>65,46%</text:p>
          </table:table-cell>
          <table:table-cell office:value-type="float" office:value="2541890" table:style-name="ce122">
            <text:p>2.541.890</text:p>
          </table:table-cell>
          <table:table-cell office:value-type="percentage" office:value="0.50132535490716601" table:style-name="ce123">
            <text:p>50,13%</text:p>
          </table:table-cell>
          <table:table-cell office:value-type="float" office:value="1844136" table:style-name="ce122">
            <text:p>1.844.136</text:p>
          </table:table-cell>
          <table:table-cell office:value-type="percentage" office:value="0.44121389950970014" table:style-name="ce123">
            <text:p>44,12%</text:p>
          </table:table-cell>
          <table:table-cell office:value-type="float" office:value="278060" table:style-name="ce122">
            <text:p>278.060</text:p>
          </table:table-cell>
          <table:table-cell office:value-type="percentage" office:value="0.32027662243272476" table:style-name="ce123">
            <text:p>32,03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3650" table:style-name="ce132">
            <text:p>453.650</text:p>
          </table:table-cell>
          <table:table-cell office:value-type="percentage" office:value="0.62291030174041395" table:style-name="ce133">
            <text:p>62,3%</text:p>
          </table:table-cell>
          <table:table-cell office:value-type="float" office:value="368003" table:style-name="ce132">
            <text:p>368.003</text:p>
          </table:table-cell>
          <table:table-cell office:value-type="percentage" office:value="0.50530774776011811" table:style-name="ce133">
            <text:p>50,5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106" table:style-name="ce132">
            <text:p>56.106</text:p>
          </table:table-cell>
          <table:table-cell office:value-type="percentage" office:value="0.54072860447185811" table:style-name="ce133">
            <text:p>54,1%</text:p>
          </table:table-cell>
          <table:table-cell office:value-type="float" office:value="47283" table:style-name="ce132">
            <text:p>47.283</text:p>
          </table:table-cell>
          <table:table-cell office:value-type="percentage" office:value="0.45569583654587509" table:style-name="ce133">
            <text:p>45,6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4922" table:style-name="ce132">
            <text:p>44.922</text:p>
          </table:table-cell>
          <table:table-cell office:value-type="percentage" office:value="0.72246256774795348" table:style-name="ce133">
            <text:p>72,2%</text:p>
          </table:table-cell>
          <table:table-cell office:value-type="float" office:value="39519" table:style-name="ce132">
            <text:p>39.519</text:p>
          </table:table-cell>
          <table:table-cell office:value-type="percentage" office:value="0.63556827867929688" table:style-name="ce133">
            <text:p>63,6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25" table:style-name="ce132">
            <text:p>34.325</text:p>
          </table:table-cell>
          <table:table-cell office:value-type="percentage" office:value="0.35089243728404651" table:style-name="ce133">
            <text:p>35,1%</text:p>
          </table:table-cell>
          <table:table-cell office:value-type="float" office:value="27124" table:style-name="ce132">
            <text:p>27.124</text:p>
          </table:table-cell>
          <table:table-cell office:value-type="percentage" office:value="0.27727913966183476" table:style-name="ce133">
            <text:p>27,7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94" table:style-name="ce132">
            <text:p>81.894</text:p>
          </table:table-cell>
          <table:table-cell office:value-type="percentage" office:value="0.52461179726336293" table:style-name="ce133">
            <text:p>52,5%</text:p>
          </table:table-cell>
          <table:table-cell office:value-type="float" office:value="63401" table:style-name="ce132">
            <text:p>63.401</text:p>
          </table:table-cell>
          <table:table-cell office:value-type="percentage" office:value="0.4061459027315123" table:style-name="ce133">
            <text:p>40,6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34" table:style-name="ce132">
            <text:p>26.234</text:p>
          </table:table-cell>
          <table:table-cell office:value-type="percentage" office:value="0.61107358319163307" table:style-name="ce133">
            <text:p>61,1%</text:p>
          </table:table-cell>
          <table:table-cell office:value-type="float" office:value="23804" table:style-name="ce132">
            <text:p>23.804</text:p>
          </table:table-cell>
          <table:table-cell office:value-type="percentage" office:value="0.55447112808925947" table:style-name="ce133">
            <text:p>55,4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860" table:style-name="ce132">
            <text:p>106.860</text:p>
          </table:table-cell>
          <table:table-cell office:value-type="percentage" office:value="0.6731465791479524" table:style-name="ce133">
            <text:p>67,3%</text:p>
          </table:table-cell>
          <table:table-cell office:value-type="float" office:value="98465" table:style-name="ce132">
            <text:p>98.465</text:p>
          </table:table-cell>
          <table:table-cell office:value-type="percentage" office:value="0.6202636900224886" table:style-name="ce133">
            <text:p>62,0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244" table:style-name="ce132">
            <text:p>107.244</text:p>
          </table:table-cell>
          <table:table-cell office:value-type="percentage" office:value="0.62596453544704245" table:style-name="ce133">
            <text:p>62,6%</text:p>
          </table:table-cell>
          <table:table-cell office:value-type="float" office:value="89142" table:style-name="ce132">
            <text:p>89.142</text:p>
          </table:table-cell>
          <table:table-cell office:value-type="percentage" office:value="0.52030631661277327" table:style-name="ce133">
            <text:p>52,0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000" table:style-name="ce132">
            <text:p>265.000</text:p>
          </table:table-cell>
          <table:table-cell office:value-type="percentage" office:value="0.40884840518265497" table:style-name="ce133">
            <text:p>40,9%</text:p>
          </table:table-cell>
          <table:table-cell office:value-type="float" office:value="208312" table:style-name="ce132">
            <text:p>208.312</text:p>
          </table:table-cell>
          <table:table-cell office:value-type="percentage" office:value="0.32138878860531783" table:style-name="ce133">
            <text:p>32,1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117" table:style-name="ce132">
            <text:p>265.117</text:p>
          </table:table-cell>
          <table:table-cell office:value-type="percentage" office:value="0.64624223632764888" table:style-name="ce133">
            <text:p>64,6%</text:p>
          </table:table-cell>
          <table:table-cell office:value-type="float" office:value="202841" table:style-name="ce132">
            <text:p>202.841</text:p>
          </table:table-cell>
          <table:table-cell office:value-type="percentage" office:value="0.4944398943068028" table:style-name="ce133">
            <text:p>49,4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628" table:style-name="ce132">
            <text:p>61.628</text:p>
          </table:table-cell>
          <table:table-cell office:value-type="percentage" office:value="0.78424086634513823" table:style-name="ce133">
            <text:p>78,4%</text:p>
          </table:table-cell>
          <table:table-cell office:value-type="float" office:value="52910" table:style-name="ce132">
            <text:p>52.910</text:p>
          </table:table-cell>
          <table:table-cell office:value-type="percentage" office:value="0.67330084114884903" table:style-name="ce133">
            <text:p>67,3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199" table:style-name="ce132">
            <text:p>143.199</text:p>
          </table:table-cell>
          <table:table-cell office:value-type="percentage" office:value="0.80640510876971683" table:style-name="ce133">
            <text:p>80,6%</text:p>
          </table:table-cell>
          <table:table-cell office:value-type="float" office:value="126806" table:style-name="ce132">
            <text:p>126.806</text:p>
          </table:table-cell>
          <table:table-cell office:value-type="percentage" office:value="0.71409022564859193" table:style-name="ce133">
            <text:p>71,4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21" table:style-name="ce132">
            <text:p>17.121</text:p>
          </table:table-cell>
          <table:table-cell office:value-type="percentage" office:value="0.67413474032366028" table:style-name="ce133">
            <text:p>67,4%</text:p>
          </table:table-cell>
          <table:table-cell office:value-type="float" office:value="14907" table:style-name="ce132">
            <text:p>14.907</text:p>
          </table:table-cell>
          <table:table-cell office:value-type="percentage" office:value="0.58695908965625865" table:style-name="ce133">
            <text:p>58,7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0922" table:style-name="ce132">
            <text:p>270.922</text:p>
          </table:table-cell>
          <table:table-cell office:value-type="percentage" office:value="0.47745869498171567" table:style-name="ce133">
            <text:p>47,7%</text:p>
          </table:table-cell>
          <table:table-cell office:value-type="float" office:value="242969" table:style-name="ce132">
            <text:p>242.969</text:p>
          </table:table-cell>
          <table:table-cell office:value-type="percentage" office:value="0.4281957968013394" table:style-name="ce133">
            <text:p>42,8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442" table:style-name="ce132">
            <text:p>72.442</text:p>
          </table:table-cell>
          <table:table-cell office:value-type="percentage" office:value="0.51837593382373992" table:style-name="ce133">
            <text:p>51,8%</text:p>
          </table:table-cell>
          <table:table-cell office:value-type="float" office:value="52317" table:style-name="ce132">
            <text:p>52.317</text:p>
          </table:table-cell>
          <table:table-cell office:value-type="percentage" office:value="0.3743667172338781" table:style-name="ce133">
            <text:p>37,4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19" table:style-name="ce132">
            <text:p>29.919</text:p>
          </table:table-cell>
          <table:table-cell office:value-type="percentage" office:value="0.53018730839432227" table:style-name="ce133">
            <text:p>53,0%</text:p>
          </table:table-cell>
          <table:table-cell office:value-type="float" office:value="26315" table:style-name="ce132">
            <text:p>26.315</text:p>
          </table:table-cell>
          <table:table-cell office:value-type="percentage" office:value="0.4663217026102674" table:style-name="ce133">
            <text:p>46,6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556" table:style-name="ce132">
            <text:p>88.556</text:p>
          </table:table-cell>
          <table:table-cell office:value-type="percentage" office:value="0.52037278614156945" table:style-name="ce133">
            <text:p>52,0%</text:p>
          </table:table-cell>
          <table:table-cell office:value-type="float" office:value="71243" table:style-name="ce132">
            <text:p>71.243</text:p>
          </table:table-cell>
          <table:table-cell office:value-type="percentage" office:value="0.41863813183842802" table:style-name="ce133">
            <text:p>41,9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1-18T00:00:00" table:style-name="ce134">
            <text:p>18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1-23T00:00:00" table:style-name="ce134">
            <text:p>23/11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4T00:00:00" table:style-name="ce134">
            <text:p>14/11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8T00:00:00" table:style-name="ce134">
            <text:p>18/11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2040" table:style-name="ce139">
            <text:p>2.132.040</text:p>
          </table:table-cell>
          <table:table-cell office:value-type="percentage" office:value="0.55883311962473958" table:style-name="ce140">
            <text:p>55,9%</text:p>
          </table:table-cell>
          <table:table-cell office:value-type="float" office:value="1759828" table:style-name="ce139">
            <text:p>1.759.828</text:p>
          </table:table-cell>
          <table:table-cell office:value-type="percentage" office:value="0.46127191386792282" table:style-name="ce140">
            <text:p>46,1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1-24T15:36:02Z</dc:date>
  </office:meta>
</office:document-meta>
</file>